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89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3.314cm"/>
    </style:style>
    <style:style style:name="co6" style:family="table-column">
      <style:table-column-properties fo:break-before="auto" style:column-width="0.53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mo" style:font-name-asian="AR PL UMing CN" style:font-name-complex="DejaVu Sans"/>
    </style:style>
    <style:style style:name="ce3" style:family="table-cell" style:parent-style-name="Default" style:data-style-name="N113"/>
    <style:style style:name="ce4" style:family="table-cell" style:parent-style-name="Default" style:data-style-name="N113">
      <style:text-properties style:font-name="Arimo" style:font-name-asian="AR PL UMing CN" style:font-name-complex="DejaVu 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no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no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no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Calc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table:number-columns-spanned="1" table:number-rows-spanned="2">
            <text:p>Name</text:p>
          </table:table-cell>
          <table:table-cell table:style-name="ce1" office:value-type="string" table:number-columns-spanned="2" table:number-rows-spanned="1">
            <text:p>CIE 1931 2°</text:p>
          </table:table-cell>
          <table:covered-table-cell table:style-name="ce1"/>
          <table:table-cell table:style-name="ce1" office:value-type="string" table:number-columns-spanned="2" table:number-rows-spanned="1">
            <text:p>CIE 1964 10°</text:p>
          </table:table-cell>
          <table:covered-table-cell table:style-name="ce1"/>
          <table:table-cell table:style-name="ce1" office:value-type="string" table:number-columns-spanned="1" table:number-rows-spanned="2">
            <text:p>CCT (K)</text:p>
          </table:table-cell>
          <table:table-cell table:style-name="ce1" office:value-type="string" table:number-columns-spanned="1" table:number-rows-spanned="2">
            <text:p>Note</text:p>
          </table:table-cell>
          <table:table-cell table:style-name="ce1" table:number-columns-repeated="5"/>
          <table:table-cell table:style-name="ce5" table:number-columns-repeated="1012"/>
        </table:table-row>
        <table:table-row table:style-name="ro1">
          <table:covered-table-cell table:style-name="ce1"/>
          <table:table-cell table:style-name="ce1" office:value-type="string">
            <text:p>x2</text:p>
          </table:table-cell>
          <table:table-cell table:style-name="ce1" office:value-type="string">
            <text:p>y2</text:p>
          </table:table-cell>
          <table:table-cell table:style-name="ce1" office:value-type="string">
            <text:p>x10</text:p>
          </table:table-cell>
          <table:table-cell table:style-name="ce1" office:value-type="string">
            <text:p>y10</text:p>
          </table:table-cell>
          <table:covered-table-cell table:number-columns-repeated="2" table:style-name="ce1"/>
          <table:table-cell table:style-name="ce1" office:value-type="string">
            <text:p>Y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Z2</text:p>
          </table:table-cell>
          <table:table-cell table:style-name="ce1" office:value-type="string">
            <text:p>X10</text:p>
          </table:table-cell>
          <table:table-cell table:style-name="ce1" office:value-type="string">
            <text:p>Z10</text:p>
          </table:table-cell>
          <table:table-cell table:style-name="ce5"/>
          <table:table-cell table:style-name="ce5" office:value-type="string">
            <text:p>u'2</text:p>
          </table:table-cell>
          <table:table-cell table:style-name="ce5" office:value-type="string">
            <text:p>z'2</text:p>
          </table:table-cell>
          <table:table-cell table:style-name="ce5" office:value-type="string">
            <text:p>u'10</text:p>
          </table:table-cell>
          <table:table-cell table:style-name="ce5" office:value-type="string">
            <text:p>z'10</text:p>
          </table:table-cell>
          <table:table-cell table:style-name="ce5" table:number-columns-repeated="1007"/>
        </table:table-row>
        <table:table-row table:style-name="ro1">
          <table:table-cell office:value-type="string">
            <text:p>A</text:p>
          </table:table-cell>
          <table:table-cell office:value-type="float" office:value="0.44757">
            <text:p>0.44757</text:p>
          </table:table-cell>
          <table:table-cell office:value-type="float" office:value="0.40745">
            <text:p>0.40745</text:p>
          </table:table-cell>
          <table:table-cell office:value-type="float" office:value="0.45117">
            <text:p>0.45117</text:p>
          </table:table-cell>
          <table:table-cell office:value-type="float" office:value="0.40594">
            <text:p>0.40594</text:p>
          </table:table-cell>
          <table:table-cell office:value-type="float" office:value="2856">
            <text:p>2856</text:p>
          </table:table-cell>
          <table:table-cell office:value-type="string">
            <text:p>Incandescent / Tungsten</text:p>
          </table:table-cell>
          <table:table-cell office:value-type="float" office:value="100">
            <text:p>100</text:p>
          </table:table-cell>
          <table:table-cell table:style-name="ce3" table:formula="of:=[.B3]*([.H3]/[.C3])" office:value-type="float" office:value="109.846606945637">
            <text:p>109.846606945637000000</text:p>
          </table:table-cell>
          <table:table-cell table:style-name="ce3" table:formula="of:=(1-[.B3]-[.C3])*([.H3]/[.C3])" office:value-type="float" office:value="35.58228003436">
            <text:p>35.582280034360000000</text:p>
          </table:table-cell>
          <table:table-cell table:style-name="ce3" table:formula="of:=[.D3]*([.H3]/[.E3])" office:value-type="float" office:value="111.142040695669">
            <text:p>111.142040695669000000</text:p>
          </table:table-cell>
          <table:table-cell table:style-name="ce4" table:formula="of:=(1-[.D3]-[.E3])*([.H3]/[.E3])" office:value-type="float" office:value="35.1997832191949">
            <text:p>35.199783219194900000</text:p>
          </table:table-cell>
          <table:table-cell table:style-name="ce3"/>
          <table:table-cell table:style-name="ce3" table:formula="of:=(4*[.I3])/([.I3]+15*[.H3]+3*[.J3])" office:value-type="float" office:value="0.255964176338884">
            <text:p>0.255964176338884000</text:p>
          </table:table-cell>
          <table:table-cell table:style-name="ce4" table:formula="of:=(9*[.H3])/([.I3]+15*[.H3]+3*[.J3])" office:value-type="float" office:value="0.524294206963996">
            <text:p>0.524294206963996000</text:p>
          </table:table-cell>
          <table:table-cell table:style-name="ce4" table:formula="of:=(4*[.K3])/([.K3]+15*[.H3]+3*[.L3])" office:value-type="float" office:value="0.258960473185305">
            <text:p>0.258960473185305000</text:p>
          </table:table-cell>
          <table:table-cell table:style-name="ce4" table:formula="of:=(9*[.H3])/([.K3]+15*[.H3]+3*[.L3])" office:value-type="float" office:value="0.52424902495932">
            <text:p>0.524249024959320000</text:p>
          </table:table-cell>
          <table:table-cell table:number-columns-repeated="1007"/>
        </table:table-row>
        <table:table-row table:style-name="ro1">
          <table:table-cell office:value-type="string">
            <text:p>B</text:p>
          </table:table-cell>
          <table:table-cell office:value-type="float" office:value="0.34842">
            <text:p>0.34842</text:p>
          </table:table-cell>
          <table:table-cell office:value-type="float" office:value="0.35161">
            <text:p>0.35161</text:p>
          </table:table-cell>
          <table:table-cell office:value-type="float" office:value="0.3498">
            <text:p>0.3498</text:p>
          </table:table-cell>
          <table:table-cell office:value-type="float" office:value="0.3527">
            <text:p>0.3527</text:p>
          </table:table-cell>
          <table:table-cell office:value-type="float" office:value="4874">
            <text:p>4874</text:p>
          </table:table-cell>
          <table:table-cell office:value-type="string">
            <text:p>{obsolete} Direct sunlight at noon</text:p>
          </table:table-cell>
          <table:table-cell office:value-type="float" office:value="100">
            <text:p>100</text:p>
          </table:table-cell>
          <table:table-cell table:style-name="ce3" table:formula="of:=[.B4]*([.H4]/[.C4])" office:value-type="float" office:value="99.09274480248">
            <text:p>99.092744802480000000</text:p>
          </table:table-cell>
          <table:table-cell table:style-name="ce3" table:formula="of:=(1-[.B4]-[.C4])*([.H4]/[.C4])" office:value-type="float" office:value="85.3132732288615">
            <text:p>85.313273228861500000</text:p>
          </table:table-cell>
          <table:table-cell table:style-name="ce3" table:formula="of:=[.D4]*([.H4]/[.E4])" office:value-type="float" office:value="99.1777714771761">
            <text:p>99.177771477176100000</text:p>
          </table:table-cell>
          <table:table-cell table:style-name="ce4" table:formula="of:=(1-[.D4]-[.E4])*([.H4]/[.E4])" office:value-type="float" office:value="84.3493053586618">
            <text:p>84.349305358661800000</text:p>
          </table:table-cell>
          <table:table-cell table:style-name="ce3"/>
          <table:table-cell table:style-name="ce3" table:formula="of:=(4*[.I4])/([.I4]+15*[.H4]+3*[.J4])" office:value-type="float" office:value="0.213673326710086">
            <text:p>0.213673326710086000</text:p>
          </table:table-cell>
          <table:table-cell table:style-name="ce4" table:formula="of:=(9*[.H4])/([.I4]+15*[.H4]+3*[.J4])" office:value-type="float" office:value="0.485166685064577">
            <text:p>0.485166685064577000</text:p>
          </table:table-cell>
          <table:table-cell table:style-name="ce4" table:formula="of:=(4*[.K4])/([.K4]+15*[.H4]+3*[.L4])" office:value-type="float" office:value="0.214180749448935">
            <text:p>0.214180749448935000</text:p>
          </table:table-cell>
          <table:table-cell table:style-name="ce4" table:formula="of:=(9*[.H4])/([.K4]+15*[.H4]+3*[.L4])" office:value-type="float" office:value="0.485901910360029">
            <text:p>0.485901910360029000</text:p>
          </table:table-cell>
          <table:table-cell table:number-columns-repeated="1007"/>
        </table:table-row>
        <table:table-row table:style-name="ro1">
          <table:table-cell office:value-type="string">
            <text:p>C</text:p>
          </table:table-cell>
          <table:table-cell office:value-type="float" office:value="0.31006">
            <text:p>0.31006</text:p>
          </table:table-cell>
          <table:table-cell office:value-type="float" office:value="0.31616">
            <text:p>0.31616</text:p>
          </table:table-cell>
          <table:table-cell office:value-type="float" office:value="0.31039">
            <text:p>0.31039</text:p>
          </table:table-cell>
          <table:table-cell office:value-type="float" office:value="0.31905">
            <text:p>0.31905</text:p>
          </table:table-cell>
          <table:table-cell office:value-type="float" office:value="6774">
            <text:p>6774</text:p>
          </table:table-cell>
          <table:table-cell office:value-type="string">
            <text:p>{obsolete} Average / North sky Daylight</text:p>
          </table:table-cell>
          <table:table-cell office:value-type="float" office:value="100">
            <text:p>100</text:p>
          </table:table-cell>
          <table:table-cell table:style-name="ce3" table:formula="of:=[.B5]*([.H5]/[.C5])" office:value-type="float" office:value="98.0705971659919">
            <text:p>98.070597165991900000</text:p>
          </table:table-cell>
          <table:table-cell table:style-name="ce3" table:formula="of:=(1-[.B5]-[.C5])*([.H5]/[.C5])" office:value-type="float" office:value="118.224949392713">
            <text:p>118.224949392713000000</text:p>
          </table:table-cell>
          <table:table-cell table:style-name="ce3" table:formula="of:=[.D5]*([.H5]/[.E5])" office:value-type="float" office:value="97.2856918978217">
            <text:p>97.285691897821700000</text:p>
          </table:table-cell>
          <table:table-cell table:style-name="ce4" table:formula="of:=(1-[.D5]-[.E5])*([.H5]/[.E5])" office:value-type="float" office:value="116.144804889516">
            <text:p>116.144804889516000000</text:p>
          </table:table-cell>
          <table:table-cell table:style-name="ce3"/>
          <table:table-cell table:style-name="ce3" table:formula="of:=(4*[.I5])/([.I5]+15*[.H5]+3*[.J5])" office:value-type="float" office:value="0.200887621886035">
            <text:p>0.200887621886035000</text:p>
          </table:table-cell>
          <table:table-cell table:style-name="ce4" table:formula="of:=(9*[.H5])/([.I5]+15*[.H5]+3*[.J5])" office:value-type="float" office:value="0.460889565583595">
            <text:p>0.460889565583595000</text:p>
          </table:table-cell>
          <table:table-cell table:style-name="ce4" table:formula="of:=(4*[.K5])/([.K5]+15*[.H5]+3*[.L5])" office:value-type="float" office:value="0.19999935565142">
            <text:p>0.199999355651420000</text:p>
          </table:table-cell>
          <table:table-cell table:style-name="ce4" table:formula="of:=(9*[.H5])/([.K5]+15*[.H5]+3*[.L5])" office:value-type="float" office:value="0.462553682291046">
            <text:p>0.462553682291046000</text:p>
          </table:table-cell>
          <table:table-cell table:number-columns-repeated="1007"/>
        </table:table-row>
        <table:table-row table:style-name="ro1">
          <table:table-cell office:value-type="string">
            <text:p>D50</text:p>
          </table:table-cell>
          <table:table-cell table:formula="of:=IF([.F6]&lt;=7000;0.244063+0.09911*10^3/[.F6]+2.9678*10^6/([.F6]^2)-4.607*10^9/([.F6]^3);0.23704+0.24748*10^3/[.F6]+1.9018*10^6/([.F6]^2)-2.0064*10^9/([.F6]^3))" office:value-type="float" office:value="0.345653048908688">
            <text:p>0.3456530489</text:p>
          </table:table-cell>
          <table:table-cell table:formula="of:=-3*[.B6]^2+2.87*[.B6]-0.275" office:value-type="float" office:value="0.358596159708319">
            <text:p>0.3585961597</text:p>
          </table:table-cell>
          <table:table-cell office:value-type="float" office:value="0.34773">
            <text:p>0.34773</text:p>
          </table:table-cell>
          <table:table-cell office:value-type="float" office:value="0.35952">
            <text:p>0.35952</text:p>
          </table:table-cell>
          <table:table-cell office:value-type="float" office:value="5003">
            <text:p>5003</text:p>
          </table:table-cell>
          <table:table-cell office:value-type="string">
            <text:p>Horizon Light. ICC profile PCS</text:p>
          </table:table-cell>
          <table:table-cell office:value-type="float" office:value="100">
            <text:p>100</text:p>
          </table:table-cell>
          <table:table-cell table:style-name="ce3" table:formula="of:=[.B6]*([.H6]/[.C6])" office:value-type="float" office:value="96.3906164499478">
            <text:p>96.390616449947800000</text:p>
          </table:table-cell>
          <table:table-cell table:style-name="ce3" table:formula="of:=(1-[.B6]-[.C6])*([.H6]/[.C6])" office:value-type="float" office:value="82.4746120046449">
            <text:p>82.474612004644900000</text:p>
          </table:table-cell>
          <table:table-cell table:style-name="ce3" table:formula="of:=[.D6]*([.H6]/[.E6])" office:value-type="float" office:value="96.7206275033378">
            <text:p>96.720627503337800000</text:p>
          </table:table-cell>
          <table:table-cell table:style-name="ce4" table:formula="of:=(1-[.D6]-[.E6])*([.H6]/[.E6])" office:value-type="float" office:value="81.4280151312861">
            <text:p>81.428015131286100000</text:p>
          </table:table-cell>
          <table:table-cell table:style-name="ce3"/>
          <table:table-cell table:style-name="ce3" table:formula="of:=(4*[.I6])/([.I6]+15*[.H6]+3*[.J6])" office:value-type="float" office:value="0.209111315558117">
            <text:p>0.209111315558117000</text:p>
          </table:table-cell>
          <table:table-cell table:style-name="ce4" table:formula="of:=(9*[.H6])/([.I6]+15*[.H6]+3*[.J6])" office:value-type="float" office:value="0.488118529929806">
            <text:p>0.488118529929806000</text:p>
          </table:table-cell>
          <table:table-cell table:style-name="ce4" table:formula="of:=(4*[.K6])/([.K6]+15*[.H6]+3*[.L6])" office:value-type="float" office:value="0.210147489416479">
            <text:p>0.210147489416479000</text:p>
          </table:table-cell>
          <table:table-cell table:style-name="ce4" table:formula="of:=(9*[.H6])/([.K6]+15*[.H6]+3*[.L6])" office:value-type="float" office:value="0.488863506567676">
            <text:p>0.488863506567676000</text:p>
          </table:table-cell>
          <table:table-cell table:number-columns-repeated="1007"/>
        </table:table-row>
        <table:table-row table:style-name="ro1">
          <table:table-cell office:value-type="string">
            <text:p>D55</text:p>
          </table:table-cell>
          <table:table-cell table:formula="of:=IF([.F7]&lt;=7000;0.244063+0.09911*10^3/[.F7]+2.9678*10^6/([.F7]^2)-4.607*10^9/([.F7]^3);0.23704+0.24748*10^3/[.F7]+1.9018*10^6/([.F7]^2)-2.0064*10^9/([.F7]^3))" office:value-type="float" office:value="0.332430130553221">
            <text:p>0.3324301306</text:p>
          </table:table-cell>
          <table:table-cell table:formula="of:=-3*[.B7]^2+2.87*[.B7]-0.275" office:value-type="float" office:value="0.347545099588849">
            <text:p>0.3475450996</text:p>
          </table:table-cell>
          <table:table-cell office:value-type="float" office:value="0.33411">
            <text:p>0.33411</text:p>
          </table:table-cell>
          <table:table-cell office:value-type="float" office:value="0.34877">
            <text:p>0.34877</text:p>
          </table:table-cell>
          <table:table-cell office:value-type="float" office:value="5503">
            <text:p>5503</text:p>
          </table:table-cell>
          <table:table-cell office:value-type="string">
            <text:p>Mid-morning / Mid-afternoon Daylight</text:p>
          </table:table-cell>
          <table:table-cell office:value-type="float" office:value="100">
            <text:p>100</text:p>
          </table:table-cell>
          <table:table-cell table:style-name="ce3" table:formula="of:=[.B7]*([.H7]/[.C7])" office:value-type="float" office:value="95.65093305775">
            <text:p>95.650933057750000000</text:p>
          </table:table-cell>
          <table:table-cell table:style-name="ce3" table:formula="of:=(1-[.B7]-[.C7])*([.H7]/[.C7])" office:value-type="float" office:value="92.081508338493">
            <text:p>92.081508338493000000</text:p>
          </table:table-cell>
          <table:table-cell table:style-name="ce3" table:formula="of:=[.D7]*([.H7]/[.E7])" office:value-type="float" office:value="95.7966568225478">
            <text:p>95.796656822547800000</text:p>
          </table:table-cell>
          <table:table-cell table:style-name="ce4" table:formula="of:=(1-[.D7]-[.E7])*([.H7]/[.E7])" office:value-type="float" office:value="90.9252515984746">
            <text:p>90.925251598474600000</text:p>
          </table:table-cell>
          <table:table-cell table:style-name="ce3"/>
          <table:table-cell table:style-name="ce3" table:formula="of:=(4*[.I7])/([.I7]+15*[.H7]+3*[.J7])" office:value-type="float" office:value="0.204393749971924">
            <text:p>0.204393749971924000</text:p>
          </table:table-cell>
          <table:table-cell table:style-name="ce4" table:formula="of:=(9*[.H7])/([.I7]+15*[.H7]+3*[.J7])" office:value-type="float" office:value="0.480796080848652">
            <text:p>0.480796080848652000</text:p>
          </table:table-cell>
          <table:table-cell table:style-name="ce4" table:formula="of:=(4*[.K7])/([.K7]+15*[.H7]+3*[.L7])" office:value-type="float" office:value="0.205069188064483">
            <text:p>0.205069188064483000</text:p>
          </table:table-cell>
          <table:table-cell table:style-name="ce4" table:formula="of:=(9*[.H7])/([.K7]+15*[.H7]+3*[.L7])" office:value-type="float" office:value="0.481651122752424">
            <text:p>0.481651122752424000</text:p>
          </table:table-cell>
          <table:table-cell table:number-columns-repeated="1007"/>
        </table:table-row>
        <table:table-row table:style-name="ro1">
          <table:table-cell office:value-type="string">
            <text:p>D65</text:p>
          </table:table-cell>
          <table:table-cell table:formula="of:=IF([.F8]&lt;=7000;0.244063+0.09911*10^3/[.F8]+2.9678*10^6/([.F8]^2)-4.607*10^9/([.F8]^3);0.23704+0.24748*10^3/[.F8]+1.9018*10^6/([.F8]^2)-2.0064*10^9/([.F8]^3))" office:value-type="float" office:value="0.312714056882647">
            <text:p>0.3127140569</text:p>
          </table:table-cell>
          <table:table-cell table:formula="of:=-3*[.B8]^2+2.87*[.B8]-0.275" office:value-type="float" office:value="0.329119099137187">
            <text:p>0.3291190991</text:p>
          </table:table-cell>
          <table:table-cell office:value-type="float" office:value="0.31382">
            <text:p>0.31382</text:p>
          </table:table-cell>
          <table:table-cell office:value-type="float" office:value="0.331">
            <text:p>0.331</text:p>
          </table:table-cell>
          <table:table-cell office:value-type="float" office:value="6504">
            <text:p>6504</text:p>
          </table:table-cell>
          <table:table-cell office:value-type="string">
            <text:p>Noon Daylight: Television, sRGB color space</text:p>
          </table:table-cell>
          <table:table-cell office:value-type="float" office:value="100">
            <text:p>100</text:p>
          </table:table-cell>
          <table:table-cell table:style-name="ce3" table:formula="of:=[.B8]*([.H8]/[.C8])" office:value-type="float" office:value="95.0154693855365">
            <text:p>95.015469385536500000</text:p>
          </table:table-cell>
          <table:table-cell table:style-name="ce3" table:formula="of:=(1-[.B8]-[.C8])*([.H8]/[.C8])" office:value-type="float" office:value="108.825906767225">
            <text:p>108.825906767225000000</text:p>
          </table:table-cell>
          <table:table-cell table:style-name="ce3" table:formula="of:=[.D8]*([.H8]/[.E8])" office:value-type="float" office:value="94.809667673716">
            <text:p>94.809667673716000000</text:p>
          </table:table-cell>
          <table:table-cell table:style-name="ce4" table:formula="of:=(1-[.D8]-[.E8])*([.H8]/[.E8])" office:value-type="float" office:value="107.305135951662">
            <text:p>107.305135951662000000</text:p>
          </table:table-cell>
          <table:table-cell table:style-name="ce3"/>
          <table:table-cell table:style-name="ce3" table:formula="of:=(4*[.I8])/([.I8]+15*[.H8]+3*[.J8])" office:value-type="float" office:value="0.197795068742353">
            <text:p>0.197795068742353000</text:p>
          </table:table-cell>
          <table:table-cell table:style-name="ce4" table:formula="of:=(9*[.H8])/([.I8]+15*[.H8]+3*[.J8])" office:value-type="float" office:value="0.46838573502647">
            <text:p>0.468385735026470000</text:p>
          </table:table-cell>
          <table:table-cell table:style-name="ce4" table:formula="of:=(4*[.K8])/([.K8]+15*[.H8]+3*[.L8])" office:value-type="float" office:value="0.197857624724953">
            <text:p>0.197857624724953000</text:p>
          </table:table-cell>
          <table:table-cell table:style-name="ce4" table:formula="of:=(9*[.H8])/([.K8]+15*[.H8]+3*[.L8])" office:value-type="float" office:value="0.469550908208235">
            <text:p>0.469550908208235000</text:p>
          </table:table-cell>
          <table:table-cell table:number-columns-repeated="1007"/>
        </table:table-row>
        <table:table-row table:style-name="ro1">
          <table:table-cell office:value-type="string">
            <text:p>D75</text:p>
          </table:table-cell>
          <table:table-cell table:formula="of:=IF([.F9]&lt;=7000;0.244063+0.09911*10^3/[.F9]+2.9678*10^6/([.F9]^2)-4.607*10^9/([.F9]^3);0.23704+0.24748*10^3/[.F9]+1.9018*10^6/([.F9]^2)-2.0064*10^9/([.F9]^3))" office:value-type="float" office:value="0.299045177218904">
            <text:p>0.2990451772</text:p>
          </table:table-cell>
          <table:table-cell table:formula="of:=-3*[.B9]^2+2.87*[.B9]-0.275" office:value-type="float" office:value="0.314975604564597">
            <text:p>0.3149756046</text:p>
          </table:table-cell>
          <table:table-cell office:value-type="float" office:value="0.29968">
            <text:p>0.29968</text:p>
          </table:table-cell>
          <table:table-cell office:value-type="float" office:value="0.3174">
            <text:p>0.3174</text:p>
          </table:table-cell>
          <table:table-cell office:value-type="float" office:value="7504">
            <text:p>7504</text:p>
          </table:table-cell>
          <table:table-cell office:value-type="string">
            <text:p>North sky Daylight</text:p>
          </table:table-cell>
          <table:table-cell office:value-type="float" office:value="100">
            <text:p>100</text:p>
          </table:table-cell>
          <table:table-cell table:style-name="ce3" table:formula="of:=[.B9]*([.H9]/[.C9])" office:value-type="float" office:value="94.9423297821066">
            <text:p>94.942329782106600000</text:p>
          </table:table-cell>
          <table:table-cell table:style-name="ce3" table:formula="of:=(1-[.B9]-[.C9])*([.H9]/[.C9])" office:value-type="float" office:value="122.542575559162">
            <text:p>122.542575559162000000</text:p>
          </table:table-cell>
          <table:table-cell table:style-name="ce3" table:formula="of:=[.D9]*([.H9]/[.E9])" office:value-type="float" office:value="94.4171392564587">
            <text:p>94.417139256458700000</text:p>
          </table:table-cell>
          <table:table-cell table:style-name="ce4" table:formula="of:=(1-[.D9]-[.E9])*([.H9]/[.E9])" office:value-type="float" office:value="120.642722117202">
            <text:p>120.642722117202000000</text:p>
          </table:table-cell>
          <table:table-cell table:style-name="ce3"/>
          <table:table-cell table:style-name="ce3" table:formula="of:=(4*[.I9])/([.I9]+15*[.H9]+3*[.J9])" office:value-type="float" office:value="0.193506121159067">
            <text:p>0.193506121159067000</text:p>
          </table:table-cell>
          <table:table-cell table:style-name="ce4" table:formula="of:=(9*[.H9])/([.I9]+15*[.H9]+3*[.J9])" office:value-type="float" office:value="0.458582355843933">
            <text:p>0.458582355843933000</text:p>
          </table:table-cell>
          <table:table-cell table:style-name="ce4" table:formula="of:=(4*[.K9])/([.K9]+15*[.H9]+3*[.L9])" office:value-type="float" office:value="0.193048004328893">
            <text:p>0.193048004328893000</text:p>
          </table:table-cell>
          <table:table-cell table:style-name="ce4" table:formula="of:=(9*[.H9])/([.K9]+15*[.H9]+3*[.L9])" office:value-type="float" office:value="0.4600414852225">
            <text:p>0.460041485222500000</text:p>
          </table:table-cell>
          <table:table-cell table:number-columns-repeated="1007"/>
        </table:table-row>
        <table:table-row table:style-name="ro1">
          <table:table-cell office:value-type="string">
            <text:p>E</text:p>
          </table:table-cell>
          <table:table-cell table:formula="of:=1/3" office:value-type="float" office:value="0.333333333333333">
            <text:p>0.3333333333</text:p>
          </table:table-cell>
          <table:table-cell table:formula="of:=1/3" office:value-type="float" office:value="0.333333333333333">
            <text:p>0.3333333333</text:p>
          </table:table-cell>
          <table:table-cell table:formula="of:=1/3" office:value-type="float" office:value="0.333333333333333">
            <text:p>0.3333333333</text:p>
          </table:table-cell>
          <table:table-cell table:formula="of:=1/3" office:value-type="float" office:value="0.333333333333333">
            <text:p>0.3333333333</text:p>
          </table:table-cell>
          <table:table-cell office:value-type="float" office:value="5454">
            <text:p>5454</text:p>
          </table:table-cell>
          <table:table-cell office:value-type="string">
            <text:p>Equal energy</text:p>
          </table:table-cell>
          <table:table-cell office:value-type="float" office:value="100">
            <text:p>100</text:p>
          </table:table-cell>
          <table:table-cell table:style-name="ce3" table:formula="of:=[.B10]*([.H10]/[.C10])" office:value-type="float" office:value="100">
            <text:p>100.000000000000000000</text:p>
          </table:table-cell>
          <table:table-cell table:style-name="ce3" table:formula="of:=(1-[.B10]-[.C10])*([.H10]/[.C10])" office:value-type="float" office:value="100">
            <text:p>100.000000000000000000</text:p>
          </table:table-cell>
          <table:table-cell table:style-name="ce3" table:formula="of:=[.D10]*([.H10]/[.E10])" office:value-type="float" office:value="100">
            <text:p>100.000000000000000000</text:p>
          </table:table-cell>
          <table:table-cell table:style-name="ce4" table:formula="of:=(1-[.D10]-[.E10])*([.H10]/[.E10])" office:value-type="float" office:value="100">
            <text:p>100.000000000000000000</text:p>
          </table:table-cell>
          <table:table-cell table:style-name="ce3"/>
          <table:table-cell table:style-name="ce3" table:formula="of:=(4*[.I10])/([.I10]+15*[.H10]+3*[.J10])" office:value-type="float" office:value="0.210526315789474">
            <text:p>0.210526315789474000</text:p>
          </table:table-cell>
          <table:table-cell table:style-name="ce4" table:formula="of:=(9*[.H10])/([.I10]+15*[.H10]+3*[.J10])" office:value-type="float" office:value="0.473684210526316">
            <text:p>0.473684210526316000</text:p>
          </table:table-cell>
          <table:table-cell table:style-name="ce4" table:formula="of:=(4*[.K10])/([.K10]+15*[.H10]+3*[.L10])" office:value-type="float" office:value="0.210526315789474">
            <text:p>0.210526315789474000</text:p>
          </table:table-cell>
          <table:table-cell table:style-name="ce4" table:formula="of:=(9*[.H10])/([.K10]+15*[.H10]+3*[.L10])" office:value-type="float" office:value="0.473684210526316">
            <text:p>0.473684210526316000</text:p>
          </table:table-cell>
          <table:table-cell table:number-columns-repeated="1007"/>
        </table:table-row>
        <table:table-row table:style-name="ro1">
          <table:table-cell office:value-type="string">
            <text:p>F1</text:p>
          </table:table-cell>
          <table:table-cell office:value-type="float" office:value="0.3131">
            <text:p>0.3131</text:p>
          </table:table-cell>
          <table:table-cell office:value-type="float" office:value="0.33727">
            <text:p>0.33727</text:p>
          </table:table-cell>
          <table:table-cell office:value-type="float" office:value="0.31811">
            <text:p>0.31811</text:p>
          </table:table-cell>
          <table:table-cell office:value-type="float" office:value="0.33559">
            <text:p>0.33559</text:p>
          </table:table-cell>
          <table:table-cell office:value-type="float" office:value="6430">
            <text:p>6430</text:p>
          </table:table-cell>
          <table:table-cell office:value-type="string">
            <text:p>Daylight Fluorescent</text:p>
          </table:table-cell>
          <table:table-cell office:value-type="float" office:value="100">
            <text:p>100</text:p>
          </table:table-cell>
          <table:table-cell table:style-name="ce3" table:formula="of:=[.B11]*([.H11]/[.C11])" office:value-type="float" office:value="92.833634773327">
            <text:p>92.833634773327000000</text:p>
          </table:table-cell>
          <table:table-cell table:style-name="ce3" table:formula="of:=(1-[.B11]-[.C11])*([.H11]/[.C11])" office:value-type="float" office:value="103.664719660806">
            <text:p>103.664719660806000000</text:p>
          </table:table-cell>
          <table:table-cell table:style-name="ce3" table:formula="of:=[.D11]*([.H11]/[.E11])" office:value-type="float" office:value="94.7912631484848">
            <text:p>94.791263148484800000</text:p>
          </table:table-cell>
          <table:table-cell table:style-name="ce4" table:formula="of:=(1-[.D11]-[.E11])*([.H11]/[.E11])" office:value-type="float" office:value="103.191394260854">
            <text:p>103.191394260854000000</text:p>
          </table:table-cell>
          <table:table-cell table:style-name="ce3"/>
          <table:table-cell table:style-name="ce3" table:formula="of:=(4*[.I11])/([.I11]+15*[.H11]+3*[.J11])" office:value-type="float" office:value="0.195046285336955">
            <text:p>0.195046285336955000</text:p>
          </table:table-cell>
          <table:table-cell table:style-name="ce4" table:formula="of:=(9*[.H11])/([.I11]+15*[.H11]+3*[.J11])" office:value-type="float" office:value="0.472731831603603">
            <text:p>0.472731831603603000</text:p>
          </table:table-cell>
          <table:table-cell table:style-name="ce4" table:formula="of:=(4*[.K11])/([.K11]+15*[.H11]+3*[.L11])" office:value-type="float" office:value="0.199103094106271">
            <text:p>0.199103094106271000</text:p>
          </table:table-cell>
          <table:table-cell table:style-name="ce4" table:formula="of:=(9*[.H11])/([.K11]+15*[.H11]+3*[.L11])" office:value-type="float" office:value="0.472598367042933">
            <text:p>0.472598367042933000</text:p>
          </table:table-cell>
          <table:table-cell table:number-columns-repeated="1007"/>
        </table:table-row>
        <table:table-row table:style-name="ro1">
          <table:table-cell office:value-type="string">
            <text:p>F2</text:p>
          </table:table-cell>
          <table:table-cell office:value-type="float" office:value="0.37208">
            <text:p>0.37208</text:p>
          </table:table-cell>
          <table:table-cell office:value-type="float" office:value="0.37529">
            <text:p>0.37529</text:p>
          </table:table-cell>
          <table:table-cell office:value-type="float" office:value="0.37925">
            <text:p>0.37925</text:p>
          </table:table-cell>
          <table:table-cell office:value-type="float" office:value="0.36733">
            <text:p>0.36733</text:p>
          </table:table-cell>
          <table:table-cell office:value-type="float" office:value="4230">
            <text:p>4230</text:p>
          </table:table-cell>
          <table:table-cell office:value-type="string">
            <text:p>Cool White Fluorescent</text:p>
          </table:table-cell>
          <table:table-cell office:value-type="float" office:value="100">
            <text:p>100</text:p>
          </table:table-cell>
          <table:table-cell table:style-name="ce3" table:formula="of:=[.B12]*([.H12]/[.C12])" office:value-type="float" office:value="99.1446614618029">
            <text:p>99.144661461802900000</text:p>
          </table:table-cell>
          <table:table-cell table:style-name="ce3" table:formula="of:=(1-[.B12]-[.C12])*([.H12]/[.C12])" office:value-type="float" office:value="67.3159423379253">
            <text:p>67.315942337925300000</text:p>
          </table:table-cell>
          <table:table-cell table:style-name="ce3" table:formula="of:=[.D12]*([.H12]/[.E12])" office:value-type="float" office:value="103.245038521221">
            <text:p>103.245038521221000000</text:p>
          </table:table-cell>
          <table:table-cell table:style-name="ce4" table:formula="of:=(1-[.D12]-[.E12])*([.H12]/[.E12])" office:value-type="float" office:value="68.9897367489723">
            <text:p>68.989736748972300000</text:p>
          </table:table-cell>
          <table:table-cell table:style-name="ce3"/>
          <table:table-cell table:style-name="ce3" table:formula="of:=(4*[.I12])/([.I12]+15*[.H12]+3*[.J12])" office:value-type="float" office:value="0.220187829544984">
            <text:p>0.220187829544984000</text:p>
          </table:table-cell>
          <table:table-cell table:style-name="ce4" table:formula="of:=(9*[.H12])/([.I12]+15*[.H12]+3*[.J12])" office:value-type="float" office:value="0.499696715054177">
            <text:p>0.499696715054177000</text:p>
          </table:table-cell>
          <table:table-cell table:style-name="ce4" table:formula="of:=(4*[.K12])/([.K12]+15*[.H12]+3*[.L12])" office:value-type="float" office:value="0.228138826310708">
            <text:p>0.228138826310708000</text:p>
          </table:table-cell>
          <table:table-cell table:style-name="ce4" table:formula="of:=(9*[.H12])/([.K12]+15*[.H12]+3*[.L12])" office:value-type="float" office:value="0.49717871827186">
            <text:p>0.497178718271860000</text:p>
          </table:table-cell>
          <table:table-cell table:number-columns-repeated="1007"/>
        </table:table-row>
        <table:table-row table:style-name="ro1">
          <table:table-cell office:value-type="string">
            <text:p>F3</text:p>
          </table:table-cell>
          <table:table-cell office:value-type="float" office:value="0.4091">
            <text:p>0.4091</text:p>
          </table:table-cell>
          <table:table-cell office:value-type="float" office:value="0.3943">
            <text:p>0.3943</text:p>
          </table:table-cell>
          <table:table-cell office:value-type="float" office:value="0.41761">
            <text:p>0.41761</text:p>
          </table:table-cell>
          <table:table-cell office:value-type="float" office:value="0.38324">
            <text:p>0.38324</text:p>
          </table:table-cell>
          <table:table-cell office:value-type="float" office:value="3450">
            <text:p>3450</text:p>
          </table:table-cell>
          <table:table-cell office:value-type="string">
            <text:p>White Fluorescent</text:p>
          </table:table-cell>
          <table:table-cell office:value-type="float" office:value="100">
            <text:p>100</text:p>
          </table:table-cell>
          <table:table-cell table:style-name="ce3" table:formula="of:=[.B13]*([.H13]/[.C13])" office:value-type="float" office:value="103.753487192493">
            <text:p>103.753487192493000000</text:p>
          </table:table-cell>
          <table:table-cell table:style-name="ce3" table:formula="of:=(1-[.B13]-[.C13])*([.H13]/[.C13])" office:value-type="float" office:value="49.860512300279">
            <text:p>49.860512300279000000</text:p>
          </table:table-cell>
          <table:table-cell table:style-name="ce3" table:formula="of:=[.D13]*([.H13]/[.E13])" office:value-type="float" office:value="108.968270535435">
            <text:p>108.968270535435000000</text:p>
          </table:table-cell>
          <table:table-cell table:style-name="ce4" table:formula="of:=(1-[.D13]-[.E13])*([.H13]/[.E13])" office:value-type="float" office:value="51.9648262185575">
            <text:p>51.964826218557500000</text:p>
          </table:table-cell>
          <table:table-cell table:style-name="ce3"/>
          <table:table-cell table:style-name="ce3" table:formula="of:=(4*[.I13])/([.I13]+15*[.H13]+3*[.J13])" office:value-type="float" office:value="0.236699742529002">
            <text:p>0.236699742529002000</text:p>
          </table:table-cell>
          <table:table-cell table:style-name="ce4" table:formula="of:=(9*[.H13])/([.I13]+15*[.H13]+3*[.J13])" office:value-type="float" office:value="0.513307489802413">
            <text:p>0.513307489802413000</text:p>
          </table:table-cell>
          <table:table-cell table:style-name="ce4" table:formula="of:=(4*[.K13])/([.K13]+15*[.H13]+3*[.L13])" office:value-type="float" office:value="0.246972792837014">
            <text:p>0.246972792837014000</text:p>
          </table:table-cell>
          <table:table-cell table:style-name="ce4" table:formula="of:=(9*[.H13])/([.K13]+15*[.H13]+3*[.L13])" office:value-type="float" office:value="0.509954669513252">
            <text:p>0.509954669513252000</text:p>
          </table:table-cell>
          <table:table-cell table:number-columns-repeated="1007"/>
        </table:table-row>
        <table:table-row table:style-name="ro1">
          <table:table-cell office:value-type="string">
            <text:p>F4</text:p>
          </table:table-cell>
          <table:table-cell office:value-type="float" office:value="0.44018">
            <text:p>0.44018</text:p>
          </table:table-cell>
          <table:table-cell office:value-type="float" office:value="0.40329">
            <text:p>0.40329</text:p>
          </table:table-cell>
          <table:table-cell office:value-type="float" office:value="0.4492">
            <text:p>0.4492</text:p>
          </table:table-cell>
          <table:table-cell office:value-type="float" office:value="0.39074">
            <text:p>0.39074</text:p>
          </table:table-cell>
          <table:table-cell office:value-type="float" office:value="2940">
            <text:p>2940</text:p>
          </table:table-cell>
          <table:table-cell office:value-type="string">
            <text:p>Warm White Fluorescent</text:p>
          </table:table-cell>
          <table:table-cell office:value-type="float" office:value="100">
            <text:p>100</text:p>
          </table:table-cell>
          <table:table-cell table:style-name="ce3" table:formula="of:=[.B14]*([.H14]/[.C14])" office:value-type="float" office:value="109.14726375561">
            <text:p>109.147263755610000000</text:p>
          </table:table-cell>
          <table:table-cell table:style-name="ce3" table:formula="of:=(1-[.B14]-[.C14])*([.H14]/[.C14])" office:value-type="float" office:value="38.8132609288601">
            <text:p>38.813260928860100000</text:p>
          </table:table-cell>
          <table:table-cell table:style-name="ce3" table:formula="of:=[.D14]*([.H14]/[.E14])" office:value-type="float" office:value="114.961355376977">
            <text:p>114.961355376977000000</text:p>
          </table:table-cell>
          <table:table-cell table:style-name="ce4" table:formula="of:=(1-[.D14]-[.E14])*([.H14]/[.E14])" office:value-type="float" office:value="40.9633004043609">
            <text:p>40.963300404360900000</text:p>
          </table:table-cell>
          <table:table-cell table:style-name="ce3"/>
          <table:table-cell table:style-name="ce3" table:formula="of:=(4*[.I14])/([.I14]+15*[.H14]+3*[.J14])" office:value-type="float" office:value="0.253009001138075">
            <text:p>0.253009001138075000</text:p>
          </table:table-cell>
          <table:table-cell table:style-name="ce4" table:formula="of:=(9*[.H14])/([.I14]+15*[.H14]+3*[.J14])" office:value-type="float" office:value="0.521561634229615">
            <text:p>0.521561634229615000</text:p>
          </table:table-cell>
          <table:table-cell table:style-name="ce4" table:formula="of:=(4*[.K14])/([.K14]+15*[.H14]+3*[.L14])" office:value-type="float" office:value="0.264605742156666">
            <text:p>0.264605742156666000</text:p>
          </table:table-cell>
          <table:table-cell table:style-name="ce4" table:formula="of:=(9*[.H14])/([.K14]+15*[.H14]+3*[.L14])" office:value-type="float" office:value="0.51788091563483">
            <text:p>0.517880915634830000</text:p>
          </table:table-cell>
          <table:table-cell table:number-columns-repeated="1007"/>
        </table:table-row>
        <table:table-row table:style-name="ro1">
          <table:table-cell office:value-type="string">
            <text:p>F5</text:p>
          </table:table-cell>
          <table:table-cell office:value-type="float" office:value="0.31379">
            <text:p>0.31379</text:p>
          </table:table-cell>
          <table:table-cell office:value-type="float" office:value="0.34531">
            <text:p>0.34531</text:p>
          </table:table-cell>
          <table:table-cell office:value-type="float" office:value="0.31975">
            <text:p>0.31975</text:p>
          </table:table-cell>
          <table:table-cell office:value-type="float" office:value="0.34246">
            <text:p>0.34246</text:p>
          </table:table-cell>
          <table:table-cell office:value-type="float" office:value="6350">
            <text:p>6350</text:p>
          </table:table-cell>
          <table:table-cell office:value-type="string">
            <text:p>Daylight Fluorescent</text:p>
          </table:table-cell>
          <table:table-cell office:value-type="float" office:value="100">
            <text:p>100</text:p>
          </table:table-cell>
          <table:table-cell table:style-name="ce3" table:formula="of:=[.B15]*([.H15]/[.C15])" office:value-type="float" office:value="90.8719701138108">
            <text:p>90.871970113810800000</text:p>
          </table:table-cell>
          <table:table-cell table:style-name="ce3" table:formula="of:=(1-[.B15]-[.C15])*([.H15]/[.C15])" office:value-type="float" office:value="98.7228866815326">
            <text:p>98.722886681532600000</text:p>
          </table:table-cell>
          <table:table-cell table:style-name="ce3" table:formula="of:=[.D15]*([.H15]/[.E15])" office:value-type="float" office:value="93.3685685919523">
            <text:p>93.368568591952300000</text:p>
          </table:table-cell>
          <table:table-cell table:style-name="ce4" table:formula="of:=(1-[.D15]-[.E15])*([.H15]/[.E15])" office:value-type="float" office:value="98.6363370904631">
            <text:p>98.636337090463100000</text:p>
          </table:table-cell>
          <table:table-cell table:style-name="ce3"/>
          <table:table-cell table:style-name="ce3" table:formula="of:=(4*[.I15])/([.I15]+15*[.H15]+3*[.J15])" office:value-type="float" office:value="0.192623240139101">
            <text:p>0.192623240139101000</text:p>
          </table:table-cell>
          <table:table-cell table:style-name="ce4" table:formula="of:=(9*[.H15])/([.I15]+15*[.H15]+3*[.J15])" office:value-type="float" office:value="0.476937266541235">
            <text:p>0.476937266541235000</text:p>
          </table:table-cell>
          <table:table-cell table:style-name="ce4" table:formula="of:=(4*[.K15])/([.K15]+15*[.H15]+3*[.L15])" office:value-type="float" office:value="0.197680996349316">
            <text:p>0.197680996349316000</text:p>
          </table:table-cell>
          <table:table-cell table:style-name="ce4" table:formula="of:=(9*[.H15])/([.K15]+15*[.H15]+3*[.L15])" office:value-type="float" office:value="0.476372561444942">
            <text:p>0.476372561444942000</text:p>
          </table:table-cell>
          <table:table-cell table:number-columns-repeated="1007"/>
        </table:table-row>
        <table:table-row table:style-name="ro1">
          <table:table-cell office:value-type="string">
            <text:p>F6</text:p>
          </table:table-cell>
          <table:table-cell office:value-type="float" office:value="0.3779">
            <text:p>0.3779</text:p>
          </table:table-cell>
          <table:table-cell office:value-type="float" office:value="0.38835">
            <text:p>0.38835</text:p>
          </table:table-cell>
          <table:table-cell office:value-type="float" office:value="0.3866">
            <text:p>0.3866</text:p>
          </table:table-cell>
          <table:table-cell office:value-type="float" office:value="0.37847">
            <text:p>0.37847</text:p>
          </table:table-cell>
          <table:table-cell office:value-type="float" office:value="4150">
            <text:p>4150</text:p>
          </table:table-cell>
          <table:table-cell office:value-type="string">
            <text:p>Lite White Fluorescent</text:p>
          </table:table-cell>
          <table:table-cell office:value-type="float" office:value="100">
            <text:p>100</text:p>
          </table:table-cell>
          <table:table-cell table:style-name="ce3" table:formula="of:=[.B16]*([.H16]/[.C16])" office:value-type="float" office:value="97.3091283635896">
            <text:p>97.309128363589600000</text:p>
          </table:table-cell>
          <table:table-cell table:style-name="ce3" table:formula="of:=(1-[.B16]-[.C16])*([.H16]/[.C16])" office:value-type="float" office:value="60.1905497618128">
            <text:p>60.190549761812800000</text:p>
          </table:table-cell>
          <table:table-cell table:style-name="ce3" table:formula="of:=[.D16]*([.H16]/[.E16])" office:value-type="float" office:value="102.148122704574">
            <text:p>102.148122704574000000</text:p>
          </table:table-cell>
          <table:table-cell table:style-name="ce4" table:formula="of:=(1-[.D16]-[.E16])*([.H16]/[.E16])" office:value-type="float" office:value="62.0736121753375">
            <text:p>62.073612175337500000</text:p>
          </table:table-cell>
          <table:table-cell table:style-name="ce3"/>
          <table:table-cell table:style-name="ce3" table:formula="of:=(4*[.I16])/([.I16]+15*[.H16]+3*[.J16])" office:value-type="float" office:value="0.21893285441168">
            <text:p>0.218932854411680000</text:p>
          </table:table-cell>
          <table:table-cell table:style-name="ce4" table:formula="of:=(9*[.H16])/([.I16]+15*[.H16]+3*[.J16])" office:value-type="float" office:value="0.506220670876543">
            <text:p>0.506220670876543000</text:p>
          </table:table-cell>
          <table:table-cell table:style-name="ce4" table:formula="of:=(4*[.K16])/([.K16]+15*[.H16]+3*[.L16])" office:value-type="float" office:value="0.228472144245941">
            <text:p>0.228472144245941000</text:p>
          </table:table-cell>
          <table:table-cell table:style-name="ce4" table:formula="of:=(9*[.H16])/([.K16]+15*[.H16]+3*[.L16])" office:value-type="float" office:value="0.503251857148767">
            <text:p>0.503251857148767000</text:p>
          </table:table-cell>
          <table:table-cell table:number-columns-repeated="1007"/>
        </table:table-row>
        <table:table-row table:style-name="ro1">
          <table:table-cell office:value-type="string">
            <text:p>F7</text:p>
          </table:table-cell>
          <table:table-cell office:value-type="float" office:value="0.31292">
            <text:p>0.31292</text:p>
          </table:table-cell>
          <table:table-cell office:value-type="float" office:value="0.32933">
            <text:p>0.32933</text:p>
          </table:table-cell>
          <table:table-cell office:value-type="float" office:value="0.31569">
            <text:p>0.31569</text:p>
          </table:table-cell>
          <table:table-cell office:value-type="float" office:value="0.3296">
            <text:p>0.3296</text:p>
          </table:table-cell>
          <table:table-cell office:value-type="float" office:value="6500">
            <text:p>6500</text:p>
          </table:table-cell>
          <table:table-cell office:value-type="string">
            <text:p>D65 simulator, Daylight simulator</text:p>
          </table:table-cell>
          <table:table-cell office:value-type="float" office:value="100">
            <text:p>100</text:p>
          </table:table-cell>
          <table:table-cell table:style-name="ce3" table:formula="of:=[.B17]*([.H17]/[.C17])" office:value-type="float" office:value="95.0171560440895">
            <text:p>95.017156044089500000</text:p>
          </table:table-cell>
          <table:table-cell table:style-name="ce3" table:formula="of:=(1-[.B17]-[.C17])*([.H17]/[.C17])" office:value-type="float" office:value="108.629642000425">
            <text:p>108.629642000425000000</text:p>
          </table:table-cell>
          <table:table-cell table:style-name="ce3" table:formula="of:=[.D17]*([.H17]/[.E17])" office:value-type="float" office:value="95.7797330097088">
            <text:p>95.779733009708800000</text:p>
          </table:table-cell>
          <table:table-cell table:style-name="ce4" table:formula="of:=(1-[.D17]-[.E17])*([.H17]/[.E17])" office:value-type="float" office:value="107.618325242718">
            <text:p>107.618325242718000000</text:p>
          </table:table-cell>
          <table:table-cell table:style-name="ce3"/>
          <table:table-cell table:style-name="ce3" table:formula="of:=(4*[.I17])/([.I17]+15*[.H17]+3*[.J17])" office:value-type="float" office:value="0.197859035238029">
            <text:p>0.197859035238029000</text:p>
          </table:table-cell>
          <table:table-cell table:style-name="ce4" table:formula="of:=(9*[.H17])/([.I17]+15*[.H17]+3*[.J17])" office:value-type="float" office:value="0.468528892907501">
            <text:p>0.468528892907501000</text:p>
          </table:table-cell>
          <table:table-cell table:style-name="ce4" table:formula="of:=(4*[.K17])/([.K17]+15*[.H17]+3*[.L17])" office:value-type="float" office:value="0.199683102934619">
            <text:p>0.199683102934619000</text:p>
          </table:table-cell>
          <table:table-cell table:style-name="ce4" table:formula="of:=(9*[.H17])/([.K17]+15*[.H17]+3*[.L17])" office:value-type="float" office:value="0.469083560253138">
            <text:p>0.469083560253138000</text:p>
          </table:table-cell>
          <table:table-cell table:number-columns-repeated="1007"/>
        </table:table-row>
        <table:table-row table:style-name="ro1">
          <table:table-cell office:value-type="string">
            <text:p>F8</text:p>
          </table:table-cell>
          <table:table-cell office:value-type="float" office:value="0.34588">
            <text:p>0.34588</text:p>
          </table:table-cell>
          <table:table-cell office:value-type="float" office:value="0.35875">
            <text:p>0.35875</text:p>
          </table:table-cell>
          <table:table-cell office:value-type="float" office:value="0.34902">
            <text:p>0.34902</text:p>
          </table:table-cell>
          <table:table-cell office:value-type="float" office:value="0.35939">
            <text:p>0.35939</text:p>
          </table:table-cell>
          <table:table-cell office:value-type="float" office:value="5000">
            <text:p>5000</text:p>
          </table:table-cell>
          <table:table-cell office:value-type="string">
            <text:p>D50 simulator, Sylvania F40 Design 50</text:p>
          </table:table-cell>
          <table:table-cell office:value-type="float" office:value="100">
            <text:p>100</text:p>
          </table:table-cell>
          <table:table-cell table:style-name="ce3" table:formula="of:=[.B18]*([.H18]/[.C18])" office:value-type="float" office:value="96.412543554007">
            <text:p>96.412543554007000000</text:p>
          </table:table-cell>
          <table:table-cell table:style-name="ce3" table:formula="of:=(1-[.B18]-[.C18])*([.H18]/[.C18])" office:value-type="float" office:value="82.3331010452962">
            <text:p>82.333101045296200000</text:p>
          </table:table-cell>
          <table:table-cell table:style-name="ce3" table:formula="of:=[.D18]*([.H18]/[.E18])" office:value-type="float" office:value="97.1145552185648">
            <text:p>97.114555218564800000</text:p>
          </table:table-cell>
          <table:table-cell table:style-name="ce4" table:formula="of:=(1-[.D18]-[.E18])*([.H18]/[.E18])" office:value-type="float" office:value="81.1347004646762">
            <text:p>81.134700464676200000</text:p>
          </table:table-cell>
          <table:table-cell table:style-name="ce3"/>
          <table:table-cell table:style-name="ce3" table:formula="of:=(4*[.I18])/([.I18]+15*[.H18]+3*[.J18])" office:value-type="float" office:value="0.209204565387011">
            <text:p>0.209204565387011000</text:p>
          </table:table-cell>
          <table:table-cell table:style-name="ce4" table:formula="of:=(9*[.H18])/([.I18]+15*[.H18]+3*[.J18])" office:value-type="float" office:value="0.488225136241842">
            <text:p>0.488225136241842000</text:p>
          </table:table-cell>
          <table:table-cell table:style-name="ce4" table:formula="of:=(4*[.K18])/([.K18]+15*[.H18]+3*[.L18])" office:value-type="float" office:value="0.211059105257429">
            <text:p>0.211059105257429000</text:p>
          </table:table-cell>
          <table:table-cell table:style-name="ce4" table:formula="of:=(9*[.H18])/([.K18]+15*[.H18]+3*[.L18])" office:value-type="float" office:value="0.488992598236639">
            <text:p>0.488992598236639000</text:p>
          </table:table-cell>
          <table:table-cell table:number-columns-repeated="1007"/>
        </table:table-row>
        <table:table-row table:style-name="ro1">
          <table:table-cell office:value-type="string">
            <text:p>F9</text:p>
          </table:table-cell>
          <table:table-cell office:value-type="float" office:value="0.37417">
            <text:p>0.37417</text:p>
          </table:table-cell>
          <table:table-cell office:value-type="float" office:value="0.37281">
            <text:p>0.37281</text:p>
          </table:table-cell>
          <table:table-cell office:value-type="float" office:value="0.37829">
            <text:p>0.37829</text:p>
          </table:table-cell>
          <table:table-cell office:value-type="float" office:value="0.37045">
            <text:p>0.37045</text:p>
          </table:table-cell>
          <table:table-cell office:value-type="float" office:value="4150">
            <text:p>4150</text:p>
          </table:table-cell>
          <table:table-cell office:value-type="string">
            <text:p>Cool White Deluxe Fluorescent</text:p>
          </table:table-cell>
          <table:table-cell office:value-type="float" office:value="100">
            <text:p>100</text:p>
          </table:table-cell>
          <table:table-cell table:style-name="ce3" table:formula="of:=[.B19]*([.H19]/[.C19])" office:value-type="float" office:value="100.364797081623">
            <text:p>100.364797081623000000</text:p>
          </table:table-cell>
          <table:table-cell table:style-name="ce3" table:formula="of:=(1-[.B19]-[.C19])*([.H19]/[.C19])" office:value-type="float" office:value="67.8683511708377">
            <text:p>67.868351170837700000</text:p>
          </table:table-cell>
          <table:table-cell table:style-name="ce3" table:formula="of:=[.D19]*([.H19]/[.E19])" office:value-type="float" office:value="102.116344985828">
            <text:p>102.116344985828000000</text:p>
          </table:table-cell>
          <table:table-cell table:style-name="ce4" table:formula="of:=(1-[.D19]-[.E19])*([.H19]/[.E19])" office:value-type="float" office:value="67.8256174922391">
            <text:p>67.825617492239100000</text:p>
          </table:table-cell>
          <table:table-cell table:style-name="ce3"/>
          <table:table-cell table:style-name="ce3" table:formula="of:=(4*[.I19])/([.I19]+15*[.H19]+3*[.J19])" office:value-type="float" office:value="0.222542071972141">
            <text:p>0.222542071972141000</text:p>
          </table:table-cell>
          <table:table-cell table:style-name="ce4" table:formula="of:=(9*[.H19])/([.I19]+15*[.H19]+3*[.J19])" office:value-type="float" office:value="0.498899690426415">
            <text:p>0.498899690426415000</text:p>
          </table:table-cell>
          <table:table-cell table:style-name="ce4" table:formula="of:=(4*[.K19])/([.K19]+15*[.H19]+3*[.L19])" office:value-type="float" office:value="0.22622226341866">
            <text:p>0.226222263418660000</text:p>
          </table:table-cell>
          <table:table-cell table:style-name="ce4" table:formula="of:=(9*[.H19])/([.K19]+15*[.H19]+3*[.L19])" office:value-type="float" office:value="0.498451146839054">
            <text:p>0.498451146839054000</text:p>
          </table:table-cell>
          <table:table-cell table:number-columns-repeated="1007"/>
        </table:table-row>
        <table:table-row table:style-name="ro1">
          <table:table-cell office:value-type="string">
            <text:p>F10</text:p>
          </table:table-cell>
          <table:table-cell office:value-type="float" office:value="0.34609">
            <text:p>0.34609</text:p>
          </table:table-cell>
          <table:table-cell office:value-type="float" office:value="0.35986">
            <text:p>0.35986</text:p>
          </table:table-cell>
          <table:table-cell office:value-type="float" office:value="0.3509">
            <text:p>0.3509</text:p>
          </table:table-cell>
          <table:table-cell office:value-type="float" office:value="0.35444">
            <text:p>0.35444</text:p>
          </table:table-cell>
          <table:table-cell office:value-type="float" office:value="5000">
            <text:p>5000</text:p>
          </table:table-cell>
          <table:table-cell office:value-type="string">
            <text:p>Philips TL85, Ultralume 50</text:p>
          </table:table-cell>
          <table:table-cell office:value-type="float" office:value="100">
            <text:p>100</text:p>
          </table:table-cell>
          <table:table-cell table:style-name="ce3" table:formula="of:=[.B20]*([.H20]/[.C20])" office:value-type="float" office:value="96.1735119213027">
            <text:p>96.173511921302700000</text:p>
          </table:table-cell>
          <table:table-cell table:style-name="ce3" table:formula="of:=(1-[.B20]-[.C20])*([.H20]/[.C20])" office:value-type="float" office:value="81.7123325737787">
            <text:p>81.712332573778700000</text:p>
          </table:table-cell>
          <table:table-cell table:style-name="ce3" table:formula="of:=[.D20]*([.H20]/[.E20])" office:value-type="float" office:value="99.0012413948764">
            <text:p>99.001241394876400000</text:p>
          </table:table-cell>
          <table:table-cell table:style-name="ce4" table:formula="of:=(1-[.D20]-[.E20])*([.H20]/[.E20])" office:value-type="float" office:value="83.1339577925742">
            <text:p>83.133957792574200000</text:p>
          </table:table-cell>
          <table:table-cell table:style-name="ce3"/>
          <table:table-cell table:style-name="ce3" table:formula="of:=(4*[.I20])/([.I20]+15*[.H20]+3*[.J20])" office:value-type="float" office:value="0.208924049295668">
            <text:p>0.208924049295668000</text:p>
          </table:table-cell>
          <table:table-cell table:style-name="ce4" table:formula="of:=(9*[.H20])/([.I20]+15*[.H20]+3*[.J20])" office:value-type="float" office:value="0.488782307648193">
            <text:p>0.488782307648193000</text:p>
          </table:table-cell>
          <table:table-cell table:style-name="ce4" table:formula="of:=(4*[.K20])/([.K20]+15*[.H20]+3*[.L20])" office:value-type="float" office:value="0.214241667531611">
            <text:p>0.214241667531611000</text:p>
          </table:table-cell>
          <table:table-cell table:style-name="ce4" table:formula="of:=(9*[.H20])/([.K20]+15*[.H20]+3*[.L20])" office:value-type="float" office:value="0.486906775262994">
            <text:p>0.486906775262994000</text:p>
          </table:table-cell>
          <table:table-cell table:number-columns-repeated="1007"/>
        </table:table-row>
        <table:table-row table:style-name="ro1">
          <table:table-cell office:value-type="string">
            <text:p>F11</text:p>
          </table:table-cell>
          <table:table-cell office:value-type="float" office:value="0.38052">
            <text:p>0.38052</text:p>
          </table:table-cell>
          <table:table-cell office:value-type="float" office:value="0.37713">
            <text:p>0.37713</text:p>
          </table:table-cell>
          <table:table-cell office:value-type="float" office:value="0.38541">
            <text:p>0.38541</text:p>
          </table:table-cell>
          <table:table-cell office:value-type="float" office:value="0.37123">
            <text:p>0.37123</text:p>
          </table:table-cell>
          <table:table-cell office:value-type="float" office:value="4000">
            <text:p>4000</text:p>
          </table:table-cell>
          <table:table-cell office:value-type="string">
            <text:p>Philips TL84, Ultralume 40</text:p>
          </table:table-cell>
          <table:table-cell office:value-type="float" office:value="100">
            <text:p>100</text:p>
          </table:table-cell>
          <table:table-cell table:style-name="ce3" table:formula="of:=[.B21]*([.H21]/[.C21])" office:value-type="float" office:value="100.898894280487">
            <text:p>100.898894280487000000</text:p>
          </table:table-cell>
          <table:table-cell table:style-name="ce3" table:formula="of:=(1-[.B21]-[.C21])*([.H21]/[.C21])" office:value-type="float" office:value="64.2616604353936">
            <text:p>64.261660435393600000</text:p>
          </table:table-cell>
          <table:table-cell table:style-name="ce3" table:formula="of:=[.D21]*([.H21]/[.E21])" office:value-type="float" office:value="103.819734396466">
            <text:p>103.819734396466000000</text:p>
          </table:table-cell>
          <table:table-cell table:style-name="ce4" table:formula="of:=(1-[.D21]-[.E21])*([.H21]/[.E21])" office:value-type="float" office:value="65.5550467365245">
            <text:p>65.555046736524500000</text:p>
          </table:table-cell>
          <table:table-cell table:style-name="ce3"/>
          <table:table-cell table:style-name="ce3" table:formula="of:=(4*[.I21])/([.I21]+15*[.H21]+3*[.J21])" office:value-type="float" office:value="0.225009313299391">
            <text:p>0.225009313299391000</text:p>
          </table:table-cell>
          <table:table-cell table:style-name="ce4" table:formula="of:=(9*[.H21])/([.I21]+15*[.H21]+3*[.J21])" office:value-type="float" office:value="0.501760657075447">
            <text:p>0.501760657075447000</text:p>
          </table:table-cell>
          <table:table-cell table:style-name="ce4" table:formula="of:=(4*[.K21])/([.K21]+15*[.H21]+3*[.L21])" office:value-type="float" office:value="0.230648390021454">
            <text:p>0.230648390021454000</text:p>
          </table:table-cell>
          <table:table-cell table:style-name="ce4" table:formula="of:=(9*[.H21])/([.K21]+15*[.H21]+3*[.L21])" office:value-type="float" office:value="0.499865348881049">
            <text:p>0.499865348881049000</text:p>
          </table:table-cell>
          <table:table-cell table:number-columns-repeated="1007"/>
        </table:table-row>
        <table:table-row table:style-name="ro1">
          <table:table-cell office:value-type="string">
            <text:p>F12</text:p>
          </table:table-cell>
          <table:table-cell office:value-type="float" office:value="0.43695">
            <text:p>0.43695</text:p>
          </table:table-cell>
          <table:table-cell office:value-type="float" office:value="0.40441">
            <text:p>0.40441</text:p>
          </table:table-cell>
          <table:table-cell office:value-type="float" office:value="0.44256">
            <text:p>0.44256</text:p>
          </table:table-cell>
          <table:table-cell office:value-type="float" office:value="0.39717">
            <text:p>0.39717</text:p>
          </table:table-cell>
          <table:table-cell office:value-type="float" office:value="3000">
            <text:p>3000</text:p>
          </table:table-cell>
          <table:table-cell office:value-type="string">
            <text:p>Philips TL83, Ultralume 30</text:p>
          </table:table-cell>
          <table:table-cell office:value-type="float" office:value="100">
            <text:p>100</text:p>
          </table:table-cell>
          <table:table-cell table:style-name="ce3" table:formula="of:=[.B22]*([.H22]/[.C22])" office:value-type="float" office:value="108.046289656537">
            <text:p>108.046289656537000000</text:p>
          </table:table-cell>
          <table:table-cell table:style-name="ce3" table:formula="of:=(1-[.B22]-[.C22])*([.H22]/[.C22])" office:value-type="float" office:value="39.2275166291634">
            <text:p>39.227516629163400000</text:p>
          </table:table-cell>
          <table:table-cell table:style-name="ce3" table:formula="of:=[.D22]*([.H22]/[.E22])" office:value-type="float" office:value="111.428355615983">
            <text:p>111.428355615983000000</text:p>
          </table:table-cell>
          <table:table-cell table:style-name="ce4" table:formula="of:=(1-[.D22]-[.E22])*([.H22]/[.E22])" office:value-type="float" office:value="40.3529974570083">
            <text:p>40.352997457008300000</text:p>
          </table:table-cell>
          <table:table-cell table:style-name="ce3"/>
          <table:table-cell table:style-name="ce3" table:formula="of:=(4*[.I22])/([.I22]+15*[.H22]+3*[.J22])" office:value-type="float" office:value="0.250436307676436">
            <text:p>0.250436307676436000</text:p>
          </table:table-cell>
          <table:table-cell table:style-name="ce4" table:formula="of:=(9*[.H22])/([.I22]+15*[.H22]+3*[.J22])" office:value-type="float" office:value="0.521518780573777">
            <text:p>0.521518780573777000</text:p>
          </table:table-cell>
          <table:table-cell table:style-name="ce4" table:formula="of:=(4*[.K22])/([.K22]+15*[.H22]+3*[.L22])" office:value-type="float" office:value="0.257267923475349">
            <text:p>0.257267923475349000</text:p>
          </table:table-cell>
          <table:table-cell table:style-name="ce4" table:formula="of:=(9*[.H22])/([.K22]+15*[.H22]+3*[.L22])" office:value-type="float" office:value="0.519484313144173">
            <text:p>0.519484313144173000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" table:style-name="ta1"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>
            <text:p>Observer</text:p>
          </table:table-cell>
          <table:table-cell table:style-name="ce9" office:value-type="string" table:number-columns-spanned="3" table:number-rows-spanned="1">
            <text:p>2° (CIE 1931)</text:p>
          </table:table-cell>
          <table:covered-table-cell table:number-columns-repeated="2"/>
          <table:table-cell table:style-name="ce9" office:value-type="string" table:number-columns-spanned="3" table:number-rows-spanned="1">
            <text:p>10° (CIE 1964)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7" office:value-type="string">
            <text:p> Illuminant</text:p>
          </table:table-cell>
          <table:table-cell table:style-name="ce10" office:value-type="string">
            <text:p>X2</text:p>
          </table:table-cell>
          <table:table-cell table:style-name="ce10" office:value-type="string">
            <text:p>Y2</text:p>
          </table:table-cell>
          <table:table-cell table:style-name="ce10" office:value-type="string">
            <text:p>Z2</text:p>
          </table:table-cell>
          <table:table-cell table:style-name="ce10" office:value-type="string">
            <text:p>X10</text:p>
          </table:table-cell>
          <table:table-cell table:style-name="ce10" office:value-type="string">
            <text:p>Y10</text:p>
          </table:table-cell>
          <table:table-cell table:style-name="ce10" office:value-type="string">
            <text:p>Z10</text:p>
          </table:table-cell>
          <table:table-cell/>
          <table:table-cell table:style-name="ce1" office:value-type="string">
            <text:p>X2</text:p>
          </table:table-cell>
          <table:table-cell table:style-name="ce1" office:value-type="string">
            <text:p>Z2</text:p>
          </table:table-cell>
          <table:table-cell table:style-name="ce1" office:value-type="string">
            <text:p>X10</text:p>
          </table:table-cell>
          <table:table-cell table:style-name="ce1" office:value-type="string">
            <text:p>Z10</text:p>
          </table:table-cell>
          <table:table-cell/>
          <table:table-cell table:style-name="ce1" office:value-type="string">
            <text:p>X2</text:p>
          </table:table-cell>
          <table:table-cell table:style-name="ce1" office:value-type="string">
            <text:p>Z2</text:p>
          </table:table-cell>
          <table:table-cell table:style-name="ce1" office:value-type="string">
            <text:p>X10</text:p>
          </table:table-cell>
          <table:table-cell table:style-name="ce1" office:value-type="string">
            <text:p>Z10</text:p>
          </table:table-cell>
        </table:table-row>
        <table:table-row table:style-name="ro1">
          <table:table-cell table:style-name="ce8" office:value-type="string">
            <text:p>A</text:p>
          </table:table-cell>
          <table:table-cell table:style-name="ce9" office:value-type="float" office:value="109.85">
            <text:p>109.8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35.585">
            <text:p>35.585</text:p>
          </table:table-cell>
          <table:table-cell table:style-name="ce9" office:value-type="float" office:value="111.144">
            <text:p>111.144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35.2">
            <text:p>35.2</text:p>
          </table:table-cell>
          <table:table-cell/>
          <table:table-cell table:formula="of:=VLOOKUP([.A3];[Calc.A3:.L22];9;0)" office:value-type="float" office:value="109.846606945637">
            <text:p>109.8466069456</text:p>
          </table:table-cell>
          <table:table-cell table:style-name="ce2" table:formula="of:=VLOOKUP([.A3];[Calc.A3:.L22];10;0)" office:value-type="float" office:value="35.58228003436">
            <text:p>35.5822800344</text:p>
          </table:table-cell>
          <table:table-cell table:style-name="ce2" table:formula="of:=VLOOKUP([.A3];[Calc.A3:.L22];11;0)" office:value-type="float" office:value="111.142040695669">
            <text:p>111.1420406957</text:p>
          </table:table-cell>
          <table:table-cell table:style-name="ce2" table:formula="of:=VLOOKUP([.A3];[Calc.A3:.L22];12;0)" office:value-type="float" office:value="35.1997832191949">
            <text:p>35.1997832192</text:p>
          </table:table-cell>
          <table:table-cell/>
          <table:table-cell table:style-name="ce11" table:formula="of:=ABS([.I3]-[.B3])" office:value-type="float" office:value="0.0033930543625047">
            <text:p>0.00</text:p>
          </table:table-cell>
          <table:table-cell table:style-name="ce11" table:formula="of:=ABS([.J3]-[.D3])" office:value-type="float" office:value="0.0027199656399759">
            <text:p>0.00</text:p>
          </table:table-cell>
          <table:table-cell table:style-name="ce11" table:formula="of:=ABS([.K3]-[.E3])" office:value-type="float" office:value="0.00195930433069691">
            <text:p>0.00</text:p>
          </table:table-cell>
          <table:table-cell table:style-name="ce11" table:formula="of:=ABS([.L3]-[.G3])" office:value-type="float" office:value="0.0002167808050757">
            <text:p>0.00</text:p>
          </table:table-cell>
        </table:table-row>
        <table:table-row table:style-name="ro1">
          <table:table-cell table:style-name="ce8" office:value-type="string">
            <text:p>C</text:p>
          </table:table-cell>
          <table:table-cell table:style-name="ce9" office:value-type="float" office:value="98.074">
            <text:p>98.074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18.232">
            <text:p>118.232</text:p>
          </table:table-cell>
          <table:table-cell table:style-name="ce9" office:value-type="float" office:value="97.285">
            <text:p>97.285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16.145">
            <text:p>116.145</text:p>
          </table:table-cell>
          <table:table-cell/>
          <table:table-cell table:formula="of:=VLOOKUP([.A4];[Calc.A4:.L23];9;0)" office:value-type="float" office:value="98.0705971659919">
            <text:p>98.070597166</text:p>
          </table:table-cell>
          <table:table-cell table:style-name="ce2" table:formula="of:=VLOOKUP([.A4];[Calc.A4:.L23];10;0)" office:value-type="float" office:value="118.224949392713">
            <text:p>118.2249493927</text:p>
          </table:table-cell>
          <table:table-cell table:style-name="ce2" table:formula="of:=VLOOKUP([.A4];[Calc.A4:.L23];11;0)" office:value-type="float" office:value="97.2856918978217">
            <text:p>97.2856918978</text:p>
          </table:table-cell>
          <table:table-cell table:style-name="ce2" table:formula="of:=VLOOKUP([.A4];[Calc.A4:.L23];12;0)" office:value-type="float" office:value="116.144804889516">
            <text:p>116.1448048895</text:p>
          </table:table-cell>
          <table:table-cell/>
          <table:table-cell table:style-name="ce11" table:formula="of:=ABS([.I4]-[.B4])" office:value-type="float" office:value="0.00340283400809938">
            <text:p>0.00</text:p>
          </table:table-cell>
          <table:table-cell table:style-name="ce11" table:formula="of:=ABS([.J4]-[.D4])" office:value-type="float" office:value="0.00705060728748208">
            <text:p>0.01</text:p>
          </table:table-cell>
          <table:table-cell table:style-name="ce11" table:formula="of:=ABS([.K4]-[.E4])" office:value-type="float" office:value="0.000691897821653242">
            <text:p>0.00</text:p>
          </table:table-cell>
          <table:table-cell table:style-name="ce11" table:formula="of:=ABS([.L4]-[.G4])" office:value-type="float" office:value="0.000195110484227712">
            <text:p>0.00</text:p>
          </table:table-cell>
        </table:table-row>
        <table:table-row table:style-name="ro1">
          <table:table-cell table:style-name="ce8" office:value-type="string">
            <text:p>D50</text:p>
          </table:table-cell>
          <table:table-cell table:style-name="ce9" office:value-type="float" office:value="96.422">
            <text:p>96.42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82.521">
            <text:p>82.521</text:p>
          </table:table-cell>
          <table:table-cell table:style-name="ce9" office:value-type="float" office:value="96.72">
            <text:p>96.7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81.427">
            <text:p>81.427</text:p>
          </table:table-cell>
          <table:table-cell/>
          <table:table-cell table:formula="of:=VLOOKUP([.A5];[Calc.A5:.L24];9;0)" office:value-type="float" office:value="96.3906164499478">
            <text:p>96.3906164499</text:p>
          </table:table-cell>
          <table:table-cell table:style-name="ce2" table:formula="of:=VLOOKUP([.A5];[Calc.A5:.L24];10;0)" office:value-type="float" office:value="82.4746120046449">
            <text:p>82.4746120046</text:p>
          </table:table-cell>
          <table:table-cell table:style-name="ce2" table:formula="of:=VLOOKUP([.A5];[Calc.A5:.L24];11;0)" office:value-type="float" office:value="96.7206275033378">
            <text:p>96.7206275033</text:p>
          </table:table-cell>
          <table:table-cell table:style-name="ce2" table:formula="of:=VLOOKUP([.A5];[Calc.A5:.L24];12;0)" office:value-type="float" office:value="81.4280151312861">
            <text:p>81.4280151313</text:p>
          </table:table-cell>
          <table:table-cell/>
          <table:table-cell table:style-name="ce11" table:formula="of:=ABS([.I5]-[.B5])" office:value-type="float" office:value="0.0313835500521975">
            <text:p>0.03</text:p>
          </table:table-cell>
          <table:table-cell table:style-name="ce11" table:formula="of:=ABS([.J5]-[.D5])" office:value-type="float" office:value="0.0463879953551185">
            <text:p>0.05</text:p>
          </table:table-cell>
          <table:table-cell table:style-name="ce11" table:formula="of:=ABS([.K5]-[.E5])" office:value-type="float" office:value="0.000627503337781832">
            <text:p>0.00</text:p>
          </table:table-cell>
          <table:table-cell table:style-name="ce11" table:formula="of:=ABS([.L5]-[.G5])" office:value-type="float" office:value="0.00101513128610975">
            <text:p>0.00</text:p>
          </table:table-cell>
        </table:table-row>
        <table:table-row table:style-name="ro1">
          <table:table-cell table:style-name="ce8" office:value-type="string">
            <text:p>D55</text:p>
          </table:table-cell>
          <table:table-cell table:style-name="ce9" office:value-type="float" office:value="95.682">
            <text:p>95.68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2.149">
            <text:p>92.149</text:p>
          </table:table-cell>
          <table:table-cell table:style-name="ce9" office:value-type="float" office:value="95.799">
            <text:p>95.799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0.926">
            <text:p>90.926</text:p>
          </table:table-cell>
          <table:table-cell/>
          <table:table-cell table:formula="of:=VLOOKUP([.A6];[Calc.A6:.L25];9;0)" office:value-type="float" office:value="95.65093305775">
            <text:p>95.6509330578</text:p>
          </table:table-cell>
          <table:table-cell table:style-name="ce2" table:formula="of:=VLOOKUP([.A6];[Calc.A6:.L25];10;0)" office:value-type="float" office:value="92.081508338493">
            <text:p>92.0815083385</text:p>
          </table:table-cell>
          <table:table-cell table:style-name="ce2" table:formula="of:=VLOOKUP([.A6];[Calc.A6:.L25];11;0)" office:value-type="float" office:value="95.7966568225478">
            <text:p>95.7966568225</text:p>
          </table:table-cell>
          <table:table-cell table:style-name="ce2" table:formula="of:=VLOOKUP([.A6];[Calc.A6:.L25];12;0)" office:value-type="float" office:value="90.9252515984746">
            <text:p>90.9252515985</text:p>
          </table:table-cell>
          <table:table-cell/>
          <table:table-cell table:style-name="ce11" table:formula="of:=ABS([.I6]-[.B6])" office:value-type="float" office:value="0.0310669422500496">
            <text:p>0.03</text:p>
          </table:table-cell>
          <table:table-cell table:style-name="ce11" table:formula="of:=ABS([.J6]-[.D6])" office:value-type="float" office:value="0.067491661507006">
            <text:p>0.07</text:p>
          </table:table-cell>
          <table:table-cell table:style-name="ce11" table:formula="of:=ABS([.K6]-[.E6])" office:value-type="float" office:value="0.0023431774522038">
            <text:p>0.00</text:p>
          </table:table-cell>
          <table:table-cell table:style-name="ce11" table:formula="of:=ABS([.L6]-[.G6])" office:value-type="float" office:value="0.000748401525385134">
            <text:p>0.00</text:p>
          </table:table-cell>
        </table:table-row>
        <table:table-row table:style-name="ro1">
          <table:table-cell table:style-name="ce8" office:value-type="string">
            <text:p>D65</text:p>
          </table:table-cell>
          <table:table-cell table:style-name="ce9" office:value-type="float" office:value="95.047">
            <text:p>95.047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8.883">
            <text:p>108.883</text:p>
          </table:table-cell>
          <table:table-cell table:style-name="ce9" office:value-type="float" office:value="94.811">
            <text:p>94.811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7.304">
            <text:p>107.304</text:p>
          </table:table-cell>
          <table:table-cell/>
          <table:table-cell table:formula="of:=VLOOKUP([.A7];[Calc.A7:.L26];9;0)" office:value-type="float" office:value="95.0154693855365">
            <text:p>95.0154693855</text:p>
          </table:table-cell>
          <table:table-cell table:style-name="ce2" table:formula="of:=VLOOKUP([.A7];[Calc.A7:.L26];10;0)" office:value-type="float" office:value="108.825906767225">
            <text:p>108.8259067672</text:p>
          </table:table-cell>
          <table:table-cell table:style-name="ce2" table:formula="of:=VLOOKUP([.A7];[Calc.A7:.L26];11;0)" office:value-type="float" office:value="94.809667673716">
            <text:p>94.8096676737</text:p>
          </table:table-cell>
          <table:table-cell table:style-name="ce2" table:formula="of:=VLOOKUP([.A7];[Calc.A7:.L26];12;0)" office:value-type="float" office:value="107.305135951662">
            <text:p>107.3051359517</text:p>
          </table:table-cell>
          <table:table-cell/>
          <table:table-cell table:style-name="ce11" table:formula="of:=ABS([.I7]-[.B7])" office:value-type="float" office:value="0.0315306144635201">
            <text:p>0.03</text:p>
          </table:table-cell>
          <table:table-cell table:style-name="ce11" table:formula="of:=ABS([.J7]-[.D7])" office:value-type="float" office:value="0.0570932327752587">
            <text:p>0.06</text:p>
          </table:table-cell>
          <table:table-cell table:style-name="ce11" table:formula="of:=ABS([.K7]-[.E7])" office:value-type="float" office:value="0.00133232628398616">
            <text:p>0.00</text:p>
          </table:table-cell>
          <table:table-cell table:style-name="ce11" table:formula="of:=ABS([.L7]-[.G7])" office:value-type="float" office:value="0.00113595166162384">
            <text:p>0.00</text:p>
          </table:table-cell>
        </table:table-row>
        <table:table-row table:style-name="ro1">
          <table:table-cell table:style-name="ce8" office:value-type="string">
            <text:p>D75</text:p>
          </table:table-cell>
          <table:table-cell table:style-name="ce9" office:value-type="float" office:value="94.972">
            <text:p>94.97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22.638">
            <text:p>122.638</text:p>
          </table:table-cell>
          <table:table-cell table:style-name="ce9" office:value-type="float" office:value="94.416">
            <text:p>94.416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20.641">
            <text:p>120.641</text:p>
          </table:table-cell>
          <table:table-cell/>
          <table:table-cell table:formula="of:=VLOOKUP([.A8];[Calc.A8:.L26];9;0)" office:value-type="float" office:value="94.9423297821066">
            <text:p>94.9423297821</text:p>
          </table:table-cell>
          <table:table-cell table:style-name="ce2" table:formula="of:=VLOOKUP([.A8];[Calc.A8:.L26];10;0)" office:value-type="float" office:value="122.542575559162">
            <text:p>122.5425755592</text:p>
          </table:table-cell>
          <table:table-cell table:style-name="ce2" table:formula="of:=VLOOKUP([.A8];[Calc.A8:.L26];11;0)" office:value-type="float" office:value="94.4171392564587">
            <text:p>94.4171392565</text:p>
          </table:table-cell>
          <table:table-cell table:style-name="ce2" table:formula="of:=VLOOKUP([.A8];[Calc.A8:.L26];12;0)" office:value-type="float" office:value="120.642722117202">
            <text:p>120.6427221172</text:p>
          </table:table-cell>
          <table:table-cell/>
          <table:table-cell table:style-name="ce11" table:formula="of:=ABS([.I8]-[.B8])" office:value-type="float" office:value="0.0296702178934254">
            <text:p>0.03</text:p>
          </table:table-cell>
          <table:table-cell table:style-name="ce11" table:formula="of:=ABS([.J8]-[.D8])" office:value-type="float" office:value="0.0954244408381584">
            <text:p>0.10</text:p>
          </table:table-cell>
          <table:table-cell table:style-name="ce11" table:formula="of:=ABS([.K8]-[.E8])" office:value-type="float" office:value="0.00113925645872826">
            <text:p>0.00</text:p>
          </table:table-cell>
          <table:table-cell table:style-name="ce11" table:formula="of:=ABS([.L8]-[.G8])" office:value-type="float" office:value="0.00172211720226301">
            <text:p>0.00</text:p>
          </table:table-cell>
        </table:table-row>
        <table:table-row table:style-name="ro1">
          <table:table-cell table:style-name="ce8" office:value-type="string">
            <text:p>F2</text:p>
          </table:table-cell>
          <table:table-cell table:style-name="ce9" office:value-type="float" office:value="99.187">
            <text:p>99.187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67.395">
            <text:p>67.395</text:p>
          </table:table-cell>
          <table:table-cell table:style-name="ce9" office:value-type="float" office:value="103.28">
            <text:p>103.28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69.026">
            <text:p>69.026</text:p>
          </table:table-cell>
          <table:table-cell/>
          <table:table-cell table:formula="of:=VLOOKUP([.A9];[Calc.A9:.L26];9;0)" office:value-type="float" office:value="99.1446614618029">
            <text:p>99.1446614618</text:p>
          </table:table-cell>
          <table:table-cell table:style-name="ce2" table:formula="of:=VLOOKUP([.A9];[Calc.A9:.L26];10;0)" office:value-type="float" office:value="67.3159423379253">
            <text:p>67.3159423379</text:p>
          </table:table-cell>
          <table:table-cell table:style-name="ce2" table:formula="of:=VLOOKUP([.A9];[Calc.A9:.L26];11;0)" office:value-type="float" office:value="103.245038521221">
            <text:p>103.2450385212</text:p>
          </table:table-cell>
          <table:table-cell table:style-name="ce2" table:formula="of:=VLOOKUP([.A9];[Calc.A9:.L26];12;0)" office:value-type="float" office:value="68.9897367489723">
            <text:p>68.989736749</text:p>
          </table:table-cell>
          <table:table-cell/>
          <table:table-cell table:style-name="ce11" table:formula="of:=ABS([.I9]-[.B9])" office:value-type="float" office:value="0.0423385381971286">
            <text:p>0.04</text:p>
          </table:table-cell>
          <table:table-cell table:style-name="ce11" table:formula="of:=ABS([.J9]-[.D9])" office:value-type="float" office:value="0.0790576620746606">
            <text:p>0.08</text:p>
          </table:table-cell>
          <table:table-cell table:style-name="ce11" table:formula="of:=ABS([.K9]-[.E9])" office:value-type="float" office:value="0.0349614787793087">
            <text:p>0.03</text:p>
          </table:table-cell>
          <table:table-cell table:style-name="ce11" table:formula="of:=ABS([.L9]-[.G9])" office:value-type="float" office:value="0.0362632510277194">
            <text:p>0.04</text:p>
          </table:table-cell>
        </table:table-row>
        <table:table-row table:style-name="ro1">
          <table:table-cell table:style-name="ce8" office:value-type="string">
            <text:p>F7</text:p>
          </table:table-cell>
          <table:table-cell table:style-name="ce9" office:value-type="float" office:value="95.044">
            <text:p>95.044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8.755">
            <text:p>108.755</text:p>
          </table:table-cell>
          <table:table-cell table:style-name="ce9" office:value-type="float" office:value="95.792">
            <text:p>95.79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7.687">
            <text:p>107.687</text:p>
          </table:table-cell>
          <table:table-cell/>
          <table:table-cell table:formula="of:=VLOOKUP([.A10];[Calc.A10:.L26];9;0)" office:value-type="float" office:value="95.0171560440895">
            <text:p>95.0171560441</text:p>
          </table:table-cell>
          <table:table-cell table:style-name="ce2" table:formula="of:=VLOOKUP([.A10];[Calc.A10:.L26];10;0)" office:value-type="float" office:value="108.629642000425">
            <text:p>108.6296420004</text:p>
          </table:table-cell>
          <table:table-cell table:style-name="ce2" table:formula="of:=VLOOKUP([.A10];[Calc.A10:.L26];11;0)" office:value-type="float" office:value="95.7797330097088">
            <text:p>95.7797330097</text:p>
          </table:table-cell>
          <table:table-cell table:style-name="ce2" table:formula="of:=VLOOKUP([.A10];[Calc.A10:.L26];12;0)" office:value-type="float" office:value="107.618325242718">
            <text:p>107.6183252427</text:p>
          </table:table-cell>
          <table:table-cell/>
          <table:table-cell table:style-name="ce11" table:formula="of:=ABS([.I10]-[.B10])" office:value-type="float" office:value="0.0268439559104792">
            <text:p>0.03</text:p>
          </table:table-cell>
          <table:table-cell table:style-name="ce11" table:formula="of:=ABS([.J10]-[.D10])" office:value-type="float" office:value="0.125357999574931">
            <text:p>0.13</text:p>
          </table:table-cell>
          <table:table-cell table:style-name="ce11" table:formula="of:=ABS([.K10]-[.E10])" office:value-type="float" office:value="0.012266990291252">
            <text:p>0.01</text:p>
          </table:table-cell>
          <table:table-cell table:style-name="ce11" table:formula="of:=ABS([.L10]-[.G10])" office:value-type="float" office:value="0.0686747572815563">
            <text:p>0.07</text:p>
          </table:table-cell>
        </table:table-row>
        <table:table-row table:style-name="ro1">
          <table:table-cell table:style-name="ce8" office:value-type="string">
            <text:p>F11</text:p>
          </table:table-cell>
          <table:table-cell table:style-name="ce9" office:value-type="float" office:value="100.966">
            <text:p>100.966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64.37">
            <text:p>64.37</text:p>
          </table:table-cell>
          <table:table-cell table:style-name="ce9" office:value-type="float" office:value="103.866">
            <text:p>103.866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65.627">
            <text:p>65.627</text:p>
          </table:table-cell>
          <table:table-cell/>
          <table:table-cell table:formula="of:=VLOOKUP([.A11];[Calc.A11:.L26];9;0)" office:value-type="float" office:value="100.898894280487">
            <text:p>100.8988942805</text:p>
          </table:table-cell>
          <table:table-cell table:style-name="ce2" table:formula="of:=VLOOKUP([.A11];[Calc.A11:.L26];10;0)" office:value-type="float" office:value="64.2616604353936">
            <text:p>64.2616604354</text:p>
          </table:table-cell>
          <table:table-cell table:style-name="ce2" table:formula="of:=VLOOKUP([.A11];[Calc.A11:.L26];11;0)" office:value-type="float" office:value="103.819734396466">
            <text:p>103.8197343965</text:p>
          </table:table-cell>
          <table:table-cell table:style-name="ce2" table:formula="of:=VLOOKUP([.A11];[Calc.A11:.L26];12;0)" office:value-type="float" office:value="65.5550467365245">
            <text:p>65.5550467365</text:p>
          </table:table-cell>
          <table:table-cell/>
          <table:table-cell table:style-name="ce11" table:formula="of:=ABS([.I11]-[.B11])" office:value-type="float" office:value="0.0671057195131652">
            <text:p>0.07</text:p>
          </table:table-cell>
          <table:table-cell table:style-name="ce11" table:formula="of:=ABS([.J11]-[.D11])" office:value-type="float" office:value="0.108339564606382">
            <text:p>0.11</text:p>
          </table:table-cell>
          <table:table-cell table:style-name="ce11" table:formula="of:=ABS([.K11]-[.E11])" office:value-type="float" office:value="0.0462656035341809">
            <text:p>0.05</text:p>
          </table:table-cell>
          <table:table-cell table:style-name="ce11" table:formula="of:=ABS([.L11]-[.G11])" office:value-type="float" office:value="0.0719532634754785">
            <text:p>0.07</text:p>
          </table:table-cell>
        </table:table-row>
        <table:table-row table:style-name="ro1" table:number-rows-repeated="104856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Java" table:style-name="ta1">
        <table:table-column table:style-name="co1" table:default-cell-style-name="Default"/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 table:formula="of:=&quot;/** &quot;&amp;[Calc.G3]&amp;&quot; */Illuminant &quot;&amp;[Calc.A3]&amp;&quot; = new  IlluminantImpl(&quot;&quot;&quot;&amp;[Calc.A3]&amp;&quot; 2°&quot;&quot;, &quot;&amp;[Calc.F3]&amp;&quot;, &quot;&amp;[Calc.H3]&amp;&quot;, &quot;&amp;[Calc.B3]&amp;&quot;, &quot;&amp;[Calc.C3]&amp;&quot;, &quot;&amp;[Calc.I3]&amp;&quot;, &quot;&amp;[Calc.J3]&amp;&quot;);&quot;" office:value-type="string" office:string-value="/** Incandescent / Tungsten */Illuminant A = new  IlluminantImpl(&quot;A 2°&quot;, 2856, 100, 0.44757, 0.40745, 109.846606945637, 35.58228003436);">
            <text:p>/** Incandescent / Tungsten */Illuminant A = new <text:s/>IlluminantImpl("A 2°", 2856, 100, 0.44757, 0.40745, 109.846606945637, 35.58228003436);</text:p>
          </table:table-cell>
        </table:table-row>
        <table:table-row table:style-name="ro1">
          <table:table-cell table:formula="of:=&quot;/** &quot;&amp;[Calc.G4]&amp;&quot; */Illuminant &quot;&amp;[Calc.A4]&amp;&quot; = new  IlluminantImpl(&quot;&quot;&quot;&amp;[Calc.A4]&amp;&quot; 2°&quot;&quot;, &quot;&amp;[Calc.F4]&amp;&quot;, &quot;&amp;[Calc.H4]&amp;&quot;, &quot;&amp;[Calc.B4]&amp;&quot;, &quot;&amp;[Calc.C4]&amp;&quot;, &quot;&amp;[Calc.I4]&amp;&quot;, &quot;&amp;[Calc.J4]&amp;&quot;);&quot;" office:value-type="string" office:string-value="/** {obsolete} Direct sunlight at noon */Illuminant B = new  IlluminantImpl(&quot;B 2°&quot;, 4874, 100, 0.34842, 0.35161, 99.09274480248, 85.3132732288615);">
            <text:p>/** {obsolete} Direct sunlight at noon */Illuminant B = new <text:s/>IlluminantImpl("B 2°", 4874, 100, 0.34842, 0.35161, 99.09274480248, 85.3132732288615);</text:p>
          </table:table-cell>
        </table:table-row>
        <table:table-row table:style-name="ro1">
          <table:table-cell table:formula="of:=&quot;/** &quot;&amp;[Calc.G5]&amp;&quot; */Illuminant &quot;&amp;[Calc.A5]&amp;&quot; = new  IlluminantImpl(&quot;&quot;&quot;&amp;[Calc.A5]&amp;&quot; 2°&quot;&quot;, &quot;&amp;[Calc.F5]&amp;&quot;, &quot;&amp;[Calc.H5]&amp;&quot;, &quot;&amp;[Calc.B5]&amp;&quot;, &quot;&amp;[Calc.C5]&amp;&quot;, &quot;&amp;[Calc.I5]&amp;&quot;, &quot;&amp;[Calc.J5]&amp;&quot;);&quot;" office:value-type="string" office:string-value="/** {obsolete} Average / North sky Daylight */Illuminant C = new  IlluminantImpl(&quot;C 2°&quot;, 6774, 100, 0.31006, 0.31616, 98.0705971659919, 118.224949392713);">
            <text:p>/** {obsolete} Average / North sky Daylight */Illuminant C = new <text:s/>IlluminantImpl("C 2°", 6774, 100, 0.31006, 0.31616, 98.0705971659919, 118.224949392713);</text:p>
          </table:table-cell>
        </table:table-row>
        <table:table-row table:style-name="ro1">
          <table:table-cell table:formula="of:=&quot;/** &quot;&amp;[Calc.G6]&amp;&quot; */Illuminant &quot;&amp;[Calc.A6]&amp;&quot; = new  IlluminantImpl(&quot;&quot;&quot;&amp;[Calc.A6]&amp;&quot; 2°&quot;&quot;, &quot;&amp;[Calc.F6]&amp;&quot;, &quot;&amp;[Calc.H6]&amp;&quot;, &quot;&amp;[Calc.B6]&amp;&quot;, &quot;&amp;[Calc.C6]&amp;&quot;, &quot;&amp;[Calc.I6]&amp;&quot;, &quot;&amp;[Calc.J6]&amp;&quot;);&quot;" office:value-type="string" office:string-value="/** Horizon Light. ICC profile PCS */Illuminant D50 = new  IlluminantImpl(&quot;D50 2°&quot;, 5003, 100, 0.345653048908688, 0.358596159708319, 96.3906164499478, 82.4746120046449);">
            <text:p>/** Horizon Light. ICC profile PCS */Illuminant D50 = new <text:s/>IlluminantImpl("D50 2°", 5003, 100, 0.345653048908688, 0.358596159708319, 96.3906164499478, 82.4746120046449);</text:p>
          </table:table-cell>
        </table:table-row>
        <table:table-row table:style-name="ro1">
          <table:table-cell table:formula="of:=&quot;/** &quot;&amp;[Calc.G7]&amp;&quot; */Illuminant &quot;&amp;[Calc.A7]&amp;&quot; = new  IlluminantImpl(&quot;&quot;&quot;&amp;[Calc.A7]&amp;&quot; 2°&quot;&quot;, &quot;&amp;[Calc.F7]&amp;&quot;, &quot;&amp;[Calc.H7]&amp;&quot;, &quot;&amp;[Calc.B7]&amp;&quot;, &quot;&amp;[Calc.C7]&amp;&quot;, &quot;&amp;[Calc.I7]&amp;&quot;, &quot;&amp;[Calc.J7]&amp;&quot;);&quot;" office:value-type="string" office:string-value="/** Mid-morning / Mid-afternoon Daylight */Illuminant D55 = new  IlluminantImpl(&quot;D55 2°&quot;, 5503, 100, 0.332430130553221, 0.347545099588849, 95.65093305775, 92.081508338493);">
            <text:p>/** Mid-morning / Mid-afternoon Daylight */Illuminant D55 = new <text:s/>IlluminantImpl("D55 2°", 5503, 100, 0.332430130553221, 0.347545099588849, 95.65093305775, 92.081508338493);</text:p>
          </table:table-cell>
        </table:table-row>
        <table:table-row table:style-name="ro1">
          <table:table-cell table:formula="of:=&quot;/** &quot;&amp;[Calc.G8]&amp;&quot; */Illuminant &quot;&amp;[Calc.A8]&amp;&quot; = new  IlluminantImpl(&quot;&quot;&quot;&amp;[Calc.A8]&amp;&quot; 2°&quot;&quot;, &quot;&amp;[Calc.F8]&amp;&quot;, &quot;&amp;[Calc.H8]&amp;&quot;, &quot;&amp;[Calc.B8]&amp;&quot;, &quot;&amp;[Calc.C8]&amp;&quot;, &quot;&amp;[Calc.I8]&amp;&quot;, &quot;&amp;[Calc.J8]&amp;&quot;);&quot;" office:value-type="string" office:string-value="/** Noon Daylight: Television, sRGB color space */Illuminant D65 = new  IlluminantImpl(&quot;D65 2°&quot;, 6504, 100, 0.312714056882647, 0.329119099137187, 95.0154693855365, 108.825906767225);">
            <text:p>/** Noon Daylight: Television, sRGB color space */Illuminant D65 = new <text:s/>IlluminantImpl("D65 2°", 6504, 100, 0.312714056882647, 0.329119099137187, 95.0154693855365, 108.825906767225);</text:p>
          </table:table-cell>
        </table:table-row>
        <table:table-row table:style-name="ro1">
          <table:table-cell table:formula="of:=&quot;/** &quot;&amp;[Calc.G9]&amp;&quot; */Illuminant &quot;&amp;[Calc.A9]&amp;&quot; = new  IlluminantImpl(&quot;&quot;&quot;&amp;[Calc.A9]&amp;&quot; 2°&quot;&quot;, &quot;&amp;[Calc.F9]&amp;&quot;, &quot;&amp;[Calc.H9]&amp;&quot;, &quot;&amp;[Calc.B9]&amp;&quot;, &quot;&amp;[Calc.C9]&amp;&quot;, &quot;&amp;[Calc.I9]&amp;&quot;, &quot;&amp;[Calc.J9]&amp;&quot;);&quot;" office:value-type="string" office:string-value="/** North sky Daylight */Illuminant D75 = new  IlluminantImpl(&quot;D75 2°&quot;, 7504, 100, 0.299045177218904, 0.314975604564597, 94.9423297821066, 122.542575559162);">
            <text:p>/** North sky Daylight */Illuminant D75 = new <text:s/>IlluminantImpl("D75 2°", 7504, 100, 0.299045177218904, 0.314975604564597, 94.9423297821066, 122.542575559162);</text:p>
          </table:table-cell>
        </table:table-row>
        <table:table-row table:style-name="ro1">
          <table:table-cell table:formula="of:=&quot;/** &quot;&amp;[Calc.G10]&amp;&quot; */Illuminant &quot;&amp;[Calc.A10]&amp;&quot; = new  IlluminantImpl(&quot;&quot;&quot;&amp;[Calc.A10]&amp;&quot; 2°&quot;&quot;, &quot;&amp;[Calc.F10]&amp;&quot;, &quot;&amp;[Calc.H10]&amp;&quot;, &quot;&amp;[Calc.B10]&amp;&quot;, &quot;&amp;[Calc.C10]&amp;&quot;, &quot;&amp;[Calc.I10]&amp;&quot;, &quot;&amp;[Calc.J10]&amp;&quot;);&quot;" office:value-type="string" office:string-value="/** Equal energy */Illuminant E = new  IlluminantImpl(&quot;E 2°&quot;, 5454, 100, 0.333333333333333, 0.333333333333333, 100, 100);">
            <text:p>/** Equal energy */Illuminant E = new <text:s/>IlluminantImpl("E 2°", 5454, 100, 0.333333333333333, 0.333333333333333, 100, 100);</text:p>
          </table:table-cell>
        </table:table-row>
        <table:table-row table:style-name="ro1">
          <table:table-cell table:formula="of:=&quot;/** &quot;&amp;[Calc.G11]&amp;&quot; */Illuminant &quot;&amp;[Calc.A11]&amp;&quot; = new  IlluminantImpl(&quot;&quot;&quot;&amp;[Calc.A11]&amp;&quot; 2°&quot;&quot;, &quot;&amp;[Calc.F11]&amp;&quot;, &quot;&amp;[Calc.H11]&amp;&quot;, &quot;&amp;[Calc.B11]&amp;&quot;, &quot;&amp;[Calc.C11]&amp;&quot;, &quot;&amp;[Calc.I11]&amp;&quot;, &quot;&amp;[Calc.J11]&amp;&quot;);&quot;" office:value-type="string" office:string-value="/** Daylight Fluorescent */Illuminant F1 = new  IlluminantImpl(&quot;F1 2°&quot;, 6430, 100, 0.3131, 0.33727, 92.833634773327, 103.664719660806);">
            <text:p>/** Daylight Fluorescent */Illuminant F1 = new <text:s/>IlluminantImpl("F1 2°", 6430, 100, 0.3131, 0.33727, 92.833634773327, 103.664719660806);</text:p>
          </table:table-cell>
        </table:table-row>
        <table:table-row table:style-name="ro1">
          <table:table-cell table:formula="of:=&quot;/** &quot;&amp;[Calc.G12]&amp;&quot; */Illuminant &quot;&amp;[Calc.A12]&amp;&quot; = new  IlluminantImpl(&quot;&quot;&quot;&amp;[Calc.A12]&amp;&quot; 2°&quot;&quot;, &quot;&amp;[Calc.F12]&amp;&quot;, &quot;&amp;[Calc.H12]&amp;&quot;, &quot;&amp;[Calc.B12]&amp;&quot;, &quot;&amp;[Calc.C12]&amp;&quot;, &quot;&amp;[Calc.I12]&amp;&quot;, &quot;&amp;[Calc.J12]&amp;&quot;);&quot;" office:value-type="string" office:string-value="/** Cool White Fluorescent */Illuminant F2 = new  IlluminantImpl(&quot;F2 2°&quot;, 4230, 100, 0.37208, 0.37529, 99.1446614618029, 67.3159423379253);">
            <text:p>/** Cool White Fluorescent */Illuminant F2 = new <text:s/>IlluminantImpl("F2 2°", 4230, 100, 0.37208, 0.37529, 99.1446614618029, 67.3159423379253);</text:p>
          </table:table-cell>
        </table:table-row>
        <table:table-row table:style-name="ro1">
          <table:table-cell table:formula="of:=&quot;/** &quot;&amp;[Calc.G13]&amp;&quot; */Illuminant &quot;&amp;[Calc.A13]&amp;&quot; = new  IlluminantImpl(&quot;&quot;&quot;&amp;[Calc.A13]&amp;&quot; 2°&quot;&quot;, &quot;&amp;[Calc.F13]&amp;&quot;, &quot;&amp;[Calc.H13]&amp;&quot;, &quot;&amp;[Calc.B13]&amp;&quot;, &quot;&amp;[Calc.C13]&amp;&quot;, &quot;&amp;[Calc.I13]&amp;&quot;, &quot;&amp;[Calc.J13]&amp;&quot;);&quot;" office:value-type="string" office:string-value="/** White Fluorescent */Illuminant F3 = new  IlluminantImpl(&quot;F3 2°&quot;, 3450, 100, 0.4091, 0.3943, 103.753487192493, 49.860512300279);">
            <text:p>/** White Fluorescent */Illuminant F3 = new <text:s/>IlluminantImpl("F3 2°", 3450, 100, 0.4091, 0.3943, 103.753487192493, 49.860512300279);</text:p>
          </table:table-cell>
        </table:table-row>
        <table:table-row table:style-name="ro1">
          <table:table-cell table:formula="of:=&quot;/** &quot;&amp;[Calc.G14]&amp;&quot; */Illuminant &quot;&amp;[Calc.A14]&amp;&quot; = new  IlluminantImpl(&quot;&quot;&quot;&amp;[Calc.A14]&amp;&quot; 2°&quot;&quot;, &quot;&amp;[Calc.F14]&amp;&quot;, &quot;&amp;[Calc.H14]&amp;&quot;, &quot;&amp;[Calc.B14]&amp;&quot;, &quot;&amp;[Calc.C14]&amp;&quot;, &quot;&amp;[Calc.I14]&amp;&quot;, &quot;&amp;[Calc.J14]&amp;&quot;);&quot;" office:value-type="string" office:string-value="/** Warm White Fluorescent */Illuminant F4 = new  IlluminantImpl(&quot;F4 2°&quot;, 2940, 100, 0.44018, 0.40329, 109.14726375561, 38.8132609288601);">
            <text:p>/** Warm White Fluorescent */Illuminant F4 = new <text:s/>IlluminantImpl("F4 2°", 2940, 100, 0.44018, 0.40329, 109.14726375561, 38.8132609288601);</text:p>
          </table:table-cell>
        </table:table-row>
        <table:table-row table:style-name="ro1">
          <table:table-cell table:formula="of:=&quot;/** &quot;&amp;[Calc.G15]&amp;&quot; */Illuminant &quot;&amp;[Calc.A15]&amp;&quot; = new  IlluminantImpl(&quot;&quot;&quot;&amp;[Calc.A15]&amp;&quot; 2°&quot;&quot;, &quot;&amp;[Calc.F15]&amp;&quot;, &quot;&amp;[Calc.H15]&amp;&quot;, &quot;&amp;[Calc.B15]&amp;&quot;, &quot;&amp;[Calc.C15]&amp;&quot;, &quot;&amp;[Calc.I15]&amp;&quot;, &quot;&amp;[Calc.J15]&amp;&quot;);&quot;" office:value-type="string" office:string-value="/** Daylight Fluorescent */Illuminant F5 = new  IlluminantImpl(&quot;F5 2°&quot;, 6350, 100, 0.31379, 0.34531, 90.8719701138108, 98.7228866815326);">
            <text:p>/** Daylight Fluorescent */Illuminant F5 = new <text:s/>IlluminantImpl("F5 2°", 6350, 100, 0.31379, 0.34531, 90.8719701138108, 98.7228866815326);</text:p>
          </table:table-cell>
        </table:table-row>
        <table:table-row table:style-name="ro1">
          <table:table-cell table:formula="of:=&quot;/** &quot;&amp;[Calc.G16]&amp;&quot; */Illuminant &quot;&amp;[Calc.A16]&amp;&quot; = new  IlluminantImpl(&quot;&quot;&quot;&amp;[Calc.A16]&amp;&quot; 2°&quot;&quot;, &quot;&amp;[Calc.F16]&amp;&quot;, &quot;&amp;[Calc.H16]&amp;&quot;, &quot;&amp;[Calc.B16]&amp;&quot;, &quot;&amp;[Calc.C16]&amp;&quot;, &quot;&amp;[Calc.I16]&amp;&quot;, &quot;&amp;[Calc.J16]&amp;&quot;);&quot;" office:value-type="string" office:string-value="/** Lite White Fluorescent */Illuminant F6 = new  IlluminantImpl(&quot;F6 2°&quot;, 4150, 100, 0.3779, 0.38835, 97.3091283635896, 60.1905497618128);">
            <text:p>/** Lite White Fluorescent */Illuminant F6 = new <text:s/>IlluminantImpl("F6 2°", 4150, 100, 0.3779, 0.38835, 97.3091283635896, 60.1905497618128);</text:p>
          </table:table-cell>
        </table:table-row>
        <table:table-row table:style-name="ro1">
          <table:table-cell table:formula="of:=&quot;/** &quot;&amp;[Calc.G17]&amp;&quot; */Illuminant &quot;&amp;[Calc.A17]&amp;&quot; = new  IlluminantImpl(&quot;&quot;&quot;&amp;[Calc.A17]&amp;&quot; 2°&quot;&quot;, &quot;&amp;[Calc.F17]&amp;&quot;, &quot;&amp;[Calc.H17]&amp;&quot;, &quot;&amp;[Calc.B17]&amp;&quot;, &quot;&amp;[Calc.C17]&amp;&quot;, &quot;&amp;[Calc.I17]&amp;&quot;, &quot;&amp;[Calc.J17]&amp;&quot;);&quot;" office:value-type="string" office:string-value="/** D65 simulator, Daylight simulator */Illuminant F7 = new  IlluminantImpl(&quot;F7 2°&quot;, 6500, 100, 0.31292, 0.32933, 95.0171560440895, 108.629642000425);">
            <text:p>/** D65 simulator, Daylight simulator */Illuminant F7 = new <text:s/>IlluminantImpl("F7 2°", 6500, 100, 0.31292, 0.32933, 95.0171560440895, 108.629642000425);</text:p>
          </table:table-cell>
        </table:table-row>
        <table:table-row table:style-name="ro1">
          <table:table-cell table:formula="of:=&quot;/** &quot;&amp;[Calc.G18]&amp;&quot; */Illuminant &quot;&amp;[Calc.A18]&amp;&quot; = new  IlluminantImpl(&quot;&quot;&quot;&amp;[Calc.A18]&amp;&quot; 2°&quot;&quot;, &quot;&amp;[Calc.F18]&amp;&quot;, &quot;&amp;[Calc.H18]&amp;&quot;, &quot;&amp;[Calc.B18]&amp;&quot;, &quot;&amp;[Calc.C18]&amp;&quot;, &quot;&amp;[Calc.I18]&amp;&quot;, &quot;&amp;[Calc.J18]&amp;&quot;);&quot;" office:value-type="string" office:string-value="/** D50 simulator, Sylvania F40 Design 50 */Illuminant F8 = new  IlluminantImpl(&quot;F8 2°&quot;, 5000, 100, 0.34588, 0.35875, 96.412543554007, 82.3331010452962);">
            <text:p>/** D50 simulator, Sylvania F40 Design 50 */Illuminant F8 = new <text:s/>IlluminantImpl("F8 2°", 5000, 100, 0.34588, 0.35875, 96.412543554007, 82.3331010452962);</text:p>
          </table:table-cell>
        </table:table-row>
        <table:table-row table:style-name="ro1">
          <table:table-cell table:formula="of:=&quot;/** &quot;&amp;[Calc.G19]&amp;&quot; */Illuminant &quot;&amp;[Calc.A19]&amp;&quot; = new  IlluminantImpl(&quot;&quot;&quot;&amp;[Calc.A19]&amp;&quot; 2°&quot;&quot;, &quot;&amp;[Calc.F19]&amp;&quot;, &quot;&amp;[Calc.H19]&amp;&quot;, &quot;&amp;[Calc.B19]&amp;&quot;, &quot;&amp;[Calc.C19]&amp;&quot;, &quot;&amp;[Calc.I19]&amp;&quot;, &quot;&amp;[Calc.J19]&amp;&quot;);&quot;" office:value-type="string" office:string-value="/** Cool White Deluxe Fluorescent */Illuminant F9 = new  IlluminantImpl(&quot;F9 2°&quot;, 4150, 100, 0.37417, 0.37281, 100.364797081623, 67.8683511708377);">
            <text:p>/** Cool White Deluxe Fluorescent */Illuminant F9 = new <text:s/>IlluminantImpl("F9 2°", 4150, 100, 0.37417, 0.37281, 100.364797081623, 67.8683511708377);</text:p>
          </table:table-cell>
        </table:table-row>
        <table:table-row table:style-name="ro1">
          <table:table-cell table:formula="of:=&quot;/** &quot;&amp;[Calc.G20]&amp;&quot; */Illuminant &quot;&amp;[Calc.A20]&amp;&quot; = new  IlluminantImpl(&quot;&quot;&quot;&amp;[Calc.A20]&amp;&quot; 2°&quot;&quot;, &quot;&amp;[Calc.F20]&amp;&quot;, &quot;&amp;[Calc.H20]&amp;&quot;, &quot;&amp;[Calc.B20]&amp;&quot;, &quot;&amp;[Calc.C20]&amp;&quot;, &quot;&amp;[Calc.I20]&amp;&quot;, &quot;&amp;[Calc.J20]&amp;&quot;);&quot;" office:value-type="string" office:string-value="/** Philips TL85, Ultralume 50 */Illuminant F10 = new  IlluminantImpl(&quot;F10 2°&quot;, 5000, 100, 0.34609, 0.35986, 96.1735119213027, 81.7123325737787);">
            <text:p>/** Philips TL85, Ultralume 50 */Illuminant F10 = new <text:s/>IlluminantImpl("F10 2°", 5000, 100, 0.34609, 0.35986, 96.1735119213027, 81.7123325737787);</text:p>
          </table:table-cell>
        </table:table-row>
        <table:table-row table:style-name="ro1">
          <table:table-cell table:formula="of:=&quot;/** &quot;&amp;[Calc.G21]&amp;&quot; */Illuminant &quot;&amp;[Calc.A21]&amp;&quot; = new  IlluminantImpl(&quot;&quot;&quot;&amp;[Calc.A21]&amp;&quot; 2°&quot;&quot;, &quot;&amp;[Calc.F21]&amp;&quot;, &quot;&amp;[Calc.H21]&amp;&quot;, &quot;&amp;[Calc.B21]&amp;&quot;, &quot;&amp;[Calc.C21]&amp;&quot;, &quot;&amp;[Calc.I21]&amp;&quot;, &quot;&amp;[Calc.J21]&amp;&quot;);&quot;" office:value-type="string" office:string-value="/** Philips TL84, Ultralume 40 */Illuminant F11 = new  IlluminantImpl(&quot;F11 2°&quot;, 4000, 100, 0.38052, 0.37713, 100.898894280487, 64.2616604353936);">
            <text:p>/** Philips TL84, Ultralume 40 */Illuminant F11 = new <text:s/>IlluminantImpl("F11 2°", 4000, 100, 0.38052, 0.37713, 100.898894280487, 64.2616604353936);</text:p>
          </table:table-cell>
        </table:table-row>
        <table:table-row table:style-name="ro1">
          <table:table-cell table:formula="of:=&quot;/** &quot;&amp;[Calc.G22]&amp;&quot; */Illuminant &quot;&amp;[Calc.A22]&amp;&quot; = new  IlluminantImpl(&quot;&quot;&quot;&amp;[Calc.A22]&amp;&quot; 2°&quot;&quot;, &quot;&amp;[Calc.F22]&amp;&quot;, &quot;&amp;[Calc.H22]&amp;&quot;, &quot;&amp;[Calc.B22]&amp;&quot;, &quot;&amp;[Calc.C22]&amp;&quot;, &quot;&amp;[Calc.I22]&amp;&quot;, &quot;&amp;[Calc.J22]&amp;&quot;);&quot;" office:value-type="string" office:string-value="/** Philips TL83, Ultralume 30 */Illuminant F12 = new  IlluminantImpl(&quot;F12 2°&quot;, 3000, 100, 0.43695, 0.40441, 108.046289656537, 39.2275166291634);">
            <text:p>/** Philips TL83, Ultralume 30 */Illuminant F12 = new <text:s/>IlluminantImpl("F12 2°", 3000, 100, 0.43695, 0.40441, 108.046289656537, 39.2275166291634);</text:p>
          </table:table-cell>
        </table:table-row>
        <table:table-row table:style-name="ro1">
          <table:table-cell/>
        </table:table-row>
        <table:table-row table:style-name="ro2" table:number-rows-repeated="11">
          <table:table-cell/>
        </table:table-row>
        <table:table-row table:style-name="ro1">
          <table:table-cell/>
        </table:table-row>
        <table:table-row table:style-name="ro1">
          <table:table-cell table:formula="of:=&quot;/** &quot;&amp;[Calc.G3]&amp;&quot; */Illuminant &quot;&amp;[Calc.A3]&amp;&quot; = new  IlluminantImpl(&quot;&quot;&quot;&amp;[Calc.A3]&amp;&quot; 10°&quot;&quot;, &quot;&amp;[Calc.F3]&amp;&quot;, &quot;&amp;[Calc.H3]&amp;&quot;, &quot;&amp;[Calc.D3]&amp;&quot;, &quot;&amp;[Calc.E3]&amp;&quot;, &quot;&amp;[Calc.K3]&amp;&quot;, &quot;&amp;[Calc.L3]&amp;&quot;);&quot;" office:value-type="string" office:string-value="/** Incandescent / Tungsten */Illuminant A = new  IlluminantImpl(&quot;A 10°&quot;, 2856, 100, 0.45117, 0.40594, 111.142040695669, 35.1997832191949);">
            <text:p>/** Incandescent / Tungsten */Illuminant A = new <text:s/>IlluminantImpl("A 10°", 2856, 100, 0.45117, 0.40594, 111.142040695669, 35.1997832191949);</text:p>
          </table:table-cell>
        </table:table-row>
        <table:table-row table:style-name="ro1">
          <table:table-cell table:formula="of:=&quot;/** &quot;&amp;[Calc.G4]&amp;&quot; */Illuminant &quot;&amp;[Calc.A4]&amp;&quot; = new  IlluminantImpl(&quot;&quot;&quot;&amp;[Calc.A4]&amp;&quot; 10°&quot;&quot;, &quot;&amp;[Calc.F4]&amp;&quot;, &quot;&amp;[Calc.H4]&amp;&quot;, &quot;&amp;[Calc.D4]&amp;&quot;, &quot;&amp;[Calc.E4]&amp;&quot;, &quot;&amp;[Calc.K4]&amp;&quot;, &quot;&amp;[Calc.L4]&amp;&quot;);&quot;" office:value-type="string" office:string-value="/** {obsolete} Direct sunlight at noon */Illuminant B = new  IlluminantImpl(&quot;B 10°&quot;, 4874, 100, 0.3498, 0.3527, 99.1777714771761, 84.3493053586618);">
            <text:p>/** {obsolete} Direct sunlight at noon */Illuminant B = new <text:s/>IlluminantImpl("B 10°", 4874, 100, 0.3498, 0.3527, 99.1777714771761, 84.3493053586618);</text:p>
          </table:table-cell>
        </table:table-row>
        <table:table-row table:style-name="ro1">
          <table:table-cell table:formula="of:=&quot;/** &quot;&amp;[Calc.G5]&amp;&quot; */Illuminant &quot;&amp;[Calc.A5]&amp;&quot; = new  IlluminantImpl(&quot;&quot;&quot;&amp;[Calc.A5]&amp;&quot; 10°&quot;&quot;, &quot;&amp;[Calc.F5]&amp;&quot;, &quot;&amp;[Calc.H5]&amp;&quot;, &quot;&amp;[Calc.D5]&amp;&quot;, &quot;&amp;[Calc.E5]&amp;&quot;, &quot;&amp;[Calc.K5]&amp;&quot;, &quot;&amp;[Calc.L5]&amp;&quot;);&quot;" office:value-type="string" office:string-value="/** {obsolete} Average / North sky Daylight */Illuminant C = new  IlluminantImpl(&quot;C 10°&quot;, 6774, 100, 0.31039, 0.31905, 97.2856918978217, 116.144804889516);">
            <text:p>/** {obsolete} Average / North sky Daylight */Illuminant C = new <text:s/>IlluminantImpl("C 10°", 6774, 100, 0.31039, 0.31905, 97.2856918978217, 116.144804889516);</text:p>
          </table:table-cell>
        </table:table-row>
        <table:table-row table:style-name="ro1">
          <table:table-cell table:formula="of:=&quot;/** &quot;&amp;[Calc.G6]&amp;&quot; */Illuminant &quot;&amp;[Calc.A6]&amp;&quot; = new  IlluminantImpl(&quot;&quot;&quot;&amp;[Calc.A6]&amp;&quot; 10°&quot;&quot;, &quot;&amp;[Calc.F6]&amp;&quot;, &quot;&amp;[Calc.H6]&amp;&quot;, &quot;&amp;[Calc.D6]&amp;&quot;, &quot;&amp;[Calc.E6]&amp;&quot;, &quot;&amp;[Calc.K6]&amp;&quot;, &quot;&amp;[Calc.L6]&amp;&quot;);&quot;" office:value-type="string" office:string-value="/** Horizon Light. ICC profile PCS */Illuminant D50 = new  IlluminantImpl(&quot;D50 10°&quot;, 5003, 100, 0.34773, 0.35952, 96.7206275033378, 81.4280151312861);">
            <text:p>/** Horizon Light. ICC profile PCS */Illuminant D50 = new <text:s/>IlluminantImpl("D50 10°", 5003, 100, 0.34773, 0.35952, 96.7206275033378, 81.4280151312861);</text:p>
          </table:table-cell>
        </table:table-row>
        <table:table-row table:style-name="ro1">
          <table:table-cell table:formula="of:=&quot;/** &quot;&amp;[Calc.G7]&amp;&quot; */Illuminant &quot;&amp;[Calc.A7]&amp;&quot; = new  IlluminantImpl(&quot;&quot;&quot;&amp;[Calc.A7]&amp;&quot; 10°&quot;&quot;, &quot;&amp;[Calc.F7]&amp;&quot;, &quot;&amp;[Calc.H7]&amp;&quot;, &quot;&amp;[Calc.D7]&amp;&quot;, &quot;&amp;[Calc.E7]&amp;&quot;, &quot;&amp;[Calc.K7]&amp;&quot;, &quot;&amp;[Calc.L7]&amp;&quot;);&quot;" office:value-type="string" office:string-value="/** Mid-morning / Mid-afternoon Daylight */Illuminant D55 = new  IlluminantImpl(&quot;D55 10°&quot;, 5503, 100, 0.33411, 0.34877, 95.7966568225478, 90.9252515984746);">
            <text:p>/** Mid-morning / Mid-afternoon Daylight */Illuminant D55 = new <text:s/>IlluminantImpl("D55 10°", 5503, 100, 0.33411, 0.34877, 95.7966568225478, 90.9252515984746);</text:p>
          </table:table-cell>
        </table:table-row>
        <table:table-row table:style-name="ro1">
          <table:table-cell table:formula="of:=&quot;/** &quot;&amp;[Calc.G8]&amp;&quot; */Illuminant &quot;&amp;[Calc.A8]&amp;&quot; = new  IlluminantImpl(&quot;&quot;&quot;&amp;[Calc.A8]&amp;&quot; 10°&quot;&quot;, &quot;&amp;[Calc.F8]&amp;&quot;, &quot;&amp;[Calc.H8]&amp;&quot;, &quot;&amp;[Calc.D8]&amp;&quot;, &quot;&amp;[Calc.E8]&amp;&quot;, &quot;&amp;[Calc.K8]&amp;&quot;, &quot;&amp;[Calc.L8]&amp;&quot;);&quot;" office:value-type="string" office:string-value="/** Noon Daylight: Television, sRGB color space */Illuminant D65 = new  IlluminantImpl(&quot;D65 10°&quot;, 6504, 100, 0.31382, 0.331, 94.809667673716, 107.305135951662);">
            <text:p>/** Noon Daylight: Television, sRGB color space */Illuminant D65 = new <text:s/>IlluminantImpl("D65 10°", 6504, 100, 0.31382, 0.331, 94.809667673716, 107.305135951662);</text:p>
          </table:table-cell>
        </table:table-row>
        <table:table-row table:style-name="ro1">
          <table:table-cell table:formula="of:=&quot;/** &quot;&amp;[Calc.G9]&amp;&quot; */Illuminant &quot;&amp;[Calc.A9]&amp;&quot; = new  IlluminantImpl(&quot;&quot;&quot;&amp;[Calc.A9]&amp;&quot; 10°&quot;&quot;, &quot;&amp;[Calc.F9]&amp;&quot;, &quot;&amp;[Calc.H9]&amp;&quot;, &quot;&amp;[Calc.D9]&amp;&quot;, &quot;&amp;[Calc.E9]&amp;&quot;, &quot;&amp;[Calc.K9]&amp;&quot;, &quot;&amp;[Calc.L9]&amp;&quot;);&quot;" office:value-type="string" office:string-value="/** North sky Daylight */Illuminant D75 = new  IlluminantImpl(&quot;D75 10°&quot;, 7504, 100, 0.29968, 0.3174, 94.4171392564587, 120.642722117202);">
            <text:p>/** North sky Daylight */Illuminant D75 = new <text:s/>IlluminantImpl("D75 10°", 7504, 100, 0.29968, 0.3174, 94.4171392564587, 120.642722117202);</text:p>
          </table:table-cell>
        </table:table-row>
        <table:table-row table:style-name="ro1">
          <table:table-cell table:formula="of:=&quot;/** &quot;&amp;[Calc.G10]&amp;&quot; */Illuminant &quot;&amp;[Calc.A10]&amp;&quot; = new  IlluminantImpl(&quot;&quot;&quot;&amp;[Calc.A10]&amp;&quot; 10°&quot;&quot;, &quot;&amp;[Calc.F10]&amp;&quot;, &quot;&amp;[Calc.H10]&amp;&quot;, &quot;&amp;[Calc.D10]&amp;&quot;, &quot;&amp;[Calc.E10]&amp;&quot;, &quot;&amp;[Calc.K10]&amp;&quot;, &quot;&amp;[Calc.L10]&amp;&quot;);&quot;" office:value-type="string" office:string-value="/** Equal energy */Illuminant E = new  IlluminantImpl(&quot;E 10°&quot;, 5454, 100, 0.333333333333333, 0.333333333333333, 100, 100);">
            <text:p>/** Equal energy */Illuminant E = new <text:s/>IlluminantImpl("E 10°", 5454, 100, 0.333333333333333, 0.333333333333333, 100, 100);</text:p>
          </table:table-cell>
        </table:table-row>
        <table:table-row table:style-name="ro1">
          <table:table-cell table:formula="of:=&quot;/** &quot;&amp;[Calc.G11]&amp;&quot; */Illuminant &quot;&amp;[Calc.A11]&amp;&quot; = new  IlluminantImpl(&quot;&quot;&quot;&amp;[Calc.A11]&amp;&quot; 10°&quot;&quot;, &quot;&amp;[Calc.F11]&amp;&quot;, &quot;&amp;[Calc.H11]&amp;&quot;, &quot;&amp;[Calc.D11]&amp;&quot;, &quot;&amp;[Calc.E11]&amp;&quot;, &quot;&amp;[Calc.K11]&amp;&quot;, &quot;&amp;[Calc.L11]&amp;&quot;);&quot;" office:value-type="string" office:string-value="/** Daylight Fluorescent */Illuminant F1 = new  IlluminantImpl(&quot;F1 10°&quot;, 6430, 100, 0.31811, 0.33559, 94.7912631484848, 103.191394260854);">
            <text:p>/** Daylight Fluorescent */Illuminant F1 = new <text:s/>IlluminantImpl("F1 10°", 6430, 100, 0.31811, 0.33559, 94.7912631484848, 103.191394260854);</text:p>
          </table:table-cell>
        </table:table-row>
        <table:table-row table:style-name="ro1">
          <table:table-cell table:formula="of:=&quot;/** &quot;&amp;[Calc.G12]&amp;&quot; */Illuminant &quot;&amp;[Calc.A12]&amp;&quot; = new  IlluminantImpl(&quot;&quot;&quot;&amp;[Calc.A12]&amp;&quot; 10°&quot;&quot;, &quot;&amp;[Calc.F12]&amp;&quot;, &quot;&amp;[Calc.H12]&amp;&quot;, &quot;&amp;[Calc.D12]&amp;&quot;, &quot;&amp;[Calc.E12]&amp;&quot;, &quot;&amp;[Calc.K12]&amp;&quot;, &quot;&amp;[Calc.L12]&amp;&quot;);&quot;" office:value-type="string" office:string-value="/** Cool White Fluorescent */Illuminant F2 = new  IlluminantImpl(&quot;F2 10°&quot;, 4230, 100, 0.37925, 0.36733, 103.245038521221, 68.9897367489723);">
            <text:p>/** Cool White Fluorescent */Illuminant F2 = new <text:s/>IlluminantImpl("F2 10°", 4230, 100, 0.37925, 0.36733, 103.245038521221, 68.9897367489723);</text:p>
          </table:table-cell>
        </table:table-row>
        <table:table-row table:style-name="ro1">
          <table:table-cell table:formula="of:=&quot;/** &quot;&amp;[Calc.G13]&amp;&quot; */Illuminant &quot;&amp;[Calc.A13]&amp;&quot; = new  IlluminantImpl(&quot;&quot;&quot;&amp;[Calc.A13]&amp;&quot; 10°&quot;&quot;, &quot;&amp;[Calc.F13]&amp;&quot;, &quot;&amp;[Calc.H13]&amp;&quot;, &quot;&amp;[Calc.D13]&amp;&quot;, &quot;&amp;[Calc.E13]&amp;&quot;, &quot;&amp;[Calc.K13]&amp;&quot;, &quot;&amp;[Calc.L13]&amp;&quot;);&quot;" office:value-type="string" office:string-value="/** White Fluorescent */Illuminant F3 = new  IlluminantImpl(&quot;F3 10°&quot;, 3450, 100, 0.41761, 0.38324, 108.968270535435, 51.9648262185575);">
            <text:p>/** White Fluorescent */Illuminant F3 = new <text:s/>IlluminantImpl("F3 10°", 3450, 100, 0.41761, 0.38324, 108.968270535435, 51.9648262185575);</text:p>
          </table:table-cell>
        </table:table-row>
        <table:table-row table:style-name="ro1">
          <table:table-cell table:formula="of:=&quot;/** &quot;&amp;[Calc.G14]&amp;&quot; */Illuminant &quot;&amp;[Calc.A14]&amp;&quot; = new  IlluminantImpl(&quot;&quot;&quot;&amp;[Calc.A14]&amp;&quot; 10°&quot;&quot;, &quot;&amp;[Calc.F14]&amp;&quot;, &quot;&amp;[Calc.H14]&amp;&quot;, &quot;&amp;[Calc.D14]&amp;&quot;, &quot;&amp;[Calc.E14]&amp;&quot;, &quot;&amp;[Calc.K14]&amp;&quot;, &quot;&amp;[Calc.L14]&amp;&quot;);&quot;" office:value-type="string" office:string-value="/** Warm White Fluorescent */Illuminant F4 = new  IlluminantImpl(&quot;F4 10°&quot;, 2940, 100, 0.4492, 0.39074, 114.961355376977, 40.9633004043609);">
            <text:p>/** Warm White Fluorescent */Illuminant F4 = new <text:s/>IlluminantImpl("F4 10°", 2940, 100, 0.4492, 0.39074, 114.961355376977, 40.9633004043609);</text:p>
          </table:table-cell>
        </table:table-row>
        <table:table-row table:style-name="ro1">
          <table:table-cell table:formula="of:=&quot;/** &quot;&amp;[Calc.G15]&amp;&quot; */Illuminant &quot;&amp;[Calc.A15]&amp;&quot; = new  IlluminantImpl(&quot;&quot;&quot;&amp;[Calc.A15]&amp;&quot; 10°&quot;&quot;, &quot;&amp;[Calc.F15]&amp;&quot;, &quot;&amp;[Calc.H15]&amp;&quot;, &quot;&amp;[Calc.D15]&amp;&quot;, &quot;&amp;[Calc.E15]&amp;&quot;, &quot;&amp;[Calc.K15]&amp;&quot;, &quot;&amp;[Calc.L15]&amp;&quot;);&quot;" office:value-type="string" office:string-value="/** Daylight Fluorescent */Illuminant F5 = new  IlluminantImpl(&quot;F5 10°&quot;, 6350, 100, 0.31975, 0.34246, 93.3685685919523, 98.6363370904631);">
            <text:p>/** Daylight Fluorescent */Illuminant F5 = new <text:s/>IlluminantImpl("F5 10°", 6350, 100, 0.31975, 0.34246, 93.3685685919523, 98.6363370904631);</text:p>
          </table:table-cell>
        </table:table-row>
        <table:table-row table:style-name="ro1">
          <table:table-cell table:formula="of:=&quot;/** &quot;&amp;[Calc.G16]&amp;&quot; */Illuminant &quot;&amp;[Calc.A16]&amp;&quot; = new  IlluminantImpl(&quot;&quot;&quot;&amp;[Calc.A16]&amp;&quot; 10°&quot;&quot;, &quot;&amp;[Calc.F16]&amp;&quot;, &quot;&amp;[Calc.H16]&amp;&quot;, &quot;&amp;[Calc.D16]&amp;&quot;, &quot;&amp;[Calc.E16]&amp;&quot;, &quot;&amp;[Calc.K16]&amp;&quot;, &quot;&amp;[Calc.L16]&amp;&quot;);&quot;" office:value-type="string" office:string-value="/** Lite White Fluorescent */Illuminant F6 = new  IlluminantImpl(&quot;F6 10°&quot;, 4150, 100, 0.3866, 0.37847, 102.148122704574, 62.0736121753375);">
            <text:p>/** Lite White Fluorescent */Illuminant F6 = new <text:s/>IlluminantImpl("F6 10°", 4150, 100, 0.3866, 0.37847, 102.148122704574, 62.0736121753375);</text:p>
          </table:table-cell>
        </table:table-row>
        <table:table-row table:style-name="ro1">
          <table:table-cell table:formula="of:=&quot;/** &quot;&amp;[Calc.G17]&amp;&quot; */Illuminant &quot;&amp;[Calc.A17]&amp;&quot; = new  IlluminantImpl(&quot;&quot;&quot;&amp;[Calc.A17]&amp;&quot; 10°&quot;&quot;, &quot;&amp;[Calc.F17]&amp;&quot;, &quot;&amp;[Calc.H17]&amp;&quot;, &quot;&amp;[Calc.D17]&amp;&quot;, &quot;&amp;[Calc.E17]&amp;&quot;, &quot;&amp;[Calc.K17]&amp;&quot;, &quot;&amp;[Calc.L17]&amp;&quot;);&quot;" office:value-type="string" office:string-value="/** D65 simulator, Daylight simulator */Illuminant F7 = new  IlluminantImpl(&quot;F7 10°&quot;, 6500, 100, 0.31569, 0.3296, 95.7797330097088, 107.618325242718);">
            <text:p>/** D65 simulator, Daylight simulator */Illuminant F7 = new <text:s/>IlluminantImpl("F7 10°", 6500, 100, 0.31569, 0.3296, 95.7797330097088, 107.618325242718);</text:p>
          </table:table-cell>
        </table:table-row>
        <table:table-row table:style-name="ro1">
          <table:table-cell table:formula="of:=&quot;/** &quot;&amp;[Calc.G18]&amp;&quot; */Illuminant &quot;&amp;[Calc.A18]&amp;&quot; = new  IlluminantImpl(&quot;&quot;&quot;&amp;[Calc.A18]&amp;&quot; 10°&quot;&quot;, &quot;&amp;[Calc.F18]&amp;&quot;, &quot;&amp;[Calc.H18]&amp;&quot;, &quot;&amp;[Calc.D18]&amp;&quot;, &quot;&amp;[Calc.E18]&amp;&quot;, &quot;&amp;[Calc.K18]&amp;&quot;, &quot;&amp;[Calc.L18]&amp;&quot;);&quot;" office:value-type="string" office:string-value="/** D50 simulator, Sylvania F40 Design 50 */Illuminant F8 = new  IlluminantImpl(&quot;F8 10°&quot;, 5000, 100, 0.34902, 0.35939, 97.1145552185648, 81.1347004646762);">
            <text:p>/** D50 simulator, Sylvania F40 Design 50 */Illuminant F8 = new <text:s/>IlluminantImpl("F8 10°", 5000, 100, 0.34902, 0.35939, 97.1145552185648, 81.1347004646762);</text:p>
          </table:table-cell>
        </table:table-row>
        <table:table-row table:style-name="ro1">
          <table:table-cell table:formula="of:=&quot;/** &quot;&amp;[Calc.G19]&amp;&quot; */Illuminant &quot;&amp;[Calc.A19]&amp;&quot; = new  IlluminantImpl(&quot;&quot;&quot;&amp;[Calc.A19]&amp;&quot; 10°&quot;&quot;, &quot;&amp;[Calc.F19]&amp;&quot;, &quot;&amp;[Calc.H19]&amp;&quot;, &quot;&amp;[Calc.D19]&amp;&quot;, &quot;&amp;[Calc.E19]&amp;&quot;, &quot;&amp;[Calc.K19]&amp;&quot;, &quot;&amp;[Calc.L19]&amp;&quot;);&quot;" office:value-type="string" office:string-value="/** Cool White Deluxe Fluorescent */Illuminant F9 = new  IlluminantImpl(&quot;F9 10°&quot;, 4150, 100, 0.37829, 0.37045, 102.116344985828, 67.8256174922391);">
            <text:p>/** Cool White Deluxe Fluorescent */Illuminant F9 = new <text:s/>IlluminantImpl("F9 10°", 4150, 100, 0.37829, 0.37045, 102.116344985828, 67.8256174922391);</text:p>
          </table:table-cell>
        </table:table-row>
        <table:table-row table:style-name="ro1">
          <table:table-cell table:formula="of:=&quot;/** &quot;&amp;[Calc.G20]&amp;&quot; */Illuminant &quot;&amp;[Calc.A20]&amp;&quot; = new  IlluminantImpl(&quot;&quot;&quot;&amp;[Calc.A20]&amp;&quot; 10°&quot;&quot;, &quot;&amp;[Calc.F20]&amp;&quot;, &quot;&amp;[Calc.H20]&amp;&quot;, &quot;&amp;[Calc.D20]&amp;&quot;, &quot;&amp;[Calc.E20]&amp;&quot;, &quot;&amp;[Calc.K20]&amp;&quot;, &quot;&amp;[Calc.L20]&amp;&quot;);&quot;" office:value-type="string" office:string-value="/** Philips TL85, Ultralume 50 */Illuminant F10 = new  IlluminantImpl(&quot;F10 10°&quot;, 5000, 100, 0.3509, 0.35444, 99.0012413948764, 83.1339577925742);">
            <text:p>/** Philips TL85, Ultralume 50 */Illuminant F10 = new <text:s/>IlluminantImpl("F10 10°", 5000, 100, 0.3509, 0.35444, 99.0012413948764, 83.1339577925742);</text:p>
          </table:table-cell>
        </table:table-row>
        <table:table-row table:style-name="ro1">
          <table:table-cell table:formula="of:=&quot;/** &quot;&amp;[Calc.G21]&amp;&quot; */Illuminant &quot;&amp;[Calc.A21]&amp;&quot; = new  IlluminantImpl(&quot;&quot;&quot;&amp;[Calc.A21]&amp;&quot; 10°&quot;&quot;, &quot;&amp;[Calc.F21]&amp;&quot;, &quot;&amp;[Calc.H21]&amp;&quot;, &quot;&amp;[Calc.D21]&amp;&quot;, &quot;&amp;[Calc.E21]&amp;&quot;, &quot;&amp;[Calc.K21]&amp;&quot;, &quot;&amp;[Calc.L21]&amp;&quot;);&quot;" office:value-type="string" office:string-value="/** Philips TL84, Ultralume 40 */Illuminant F11 = new  IlluminantImpl(&quot;F11 10°&quot;, 4000, 100, 0.38541, 0.37123, 103.819734396466, 65.5550467365245);">
            <text:p>/** Philips TL84, Ultralume 40 */Illuminant F11 = new <text:s/>IlluminantImpl("F11 10°", 4000, 100, 0.38541, 0.37123, 103.819734396466, 65.5550467365245);</text:p>
          </table:table-cell>
        </table:table-row>
        <table:table-row table:style-name="ro1">
          <table:table-cell table:formula="of:=&quot;/** &quot;&amp;[Calc.G22]&amp;&quot; */Illuminant &quot;&amp;[Calc.A22]&amp;&quot; = new  IlluminantImpl(&quot;&quot;&quot;&amp;[Calc.A22]&amp;&quot; 10°&quot;&quot;, &quot;&amp;[Calc.F22]&amp;&quot;, &quot;&amp;[Calc.H22]&amp;&quot;, &quot;&amp;[Calc.D22]&amp;&quot;, &quot;&amp;[Calc.E22]&amp;&quot;, &quot;&amp;[Calc.K22]&amp;&quot;, &quot;&amp;[Calc.L22]&amp;&quot;);&quot;" office:value-type="string" office:string-value="/** Philips TL83, Ultralume 30 */Illuminant F12 = new  IlluminantImpl(&quot;F12 10°&quot;, 3000, 100, 0.44256, 0.39717, 111.428355615983, 40.3529974570083);">
            <text:p>/** Philips TL83, Ultralume 30 */Illuminant F12 = new <text:s/>IlluminantImpl("F12 10°", 3000, 100, 0.44256, 0.39717, 111.428355615983, 40.3529974570083);</text:p>
          </table:table-cell>
        </table:table-row>
      </table:table>
      <table:table table:name="Java2" table:style-name="ta1">
        <table:table-column table:style-name="co1" table:number-columns-repeated="7" table:default-cell-style-name="Default"/>
        <table:table-row table:style-name="ro2" table:number-rows-repeated="2">
          <table:table-cell table:number-columns-repeated="7"/>
        </table:table-row>
        <table:table-row table:style-name="ro1">
          <table:table-cell table:formula="of:=&quot;gen(&quot;&quot;&quot;&amp;[Calc.A3]&amp;&quot;&quot;&quot;, &quot;&quot;&quot;&amp;[Calc.A3]&amp;&quot; 2°&quot;&quot;, &quot;&quot;&quot;&amp;[Calc.G3]&amp;&quot;&quot;&quot;, &quot;&amp;[Calc.F3]&amp;&quot;, &quot;&amp;[Calc.B3]&amp;&quot;, &quot;&amp;[Calc.C3]&amp;&quot;);&quot;" office:value-type="string" office:string-value="gen(&quot;A&quot;, &quot;A 2°&quot;, &quot;Incandescent / Tungsten&quot;, 2856, 0.44757, 0.40745);">
            <text:p>gen("A", "A 2°", "Incandescent / Tungsten", 2856, 0.44757, 0.40745);</text:p>
          </table:table-cell>
          <table:table-cell table:number-columns-repeated="5"/>
          <table:table-cell table:style-name="ce2"/>
        </table:table-row>
        <table:table-row table:style-name="ro1">
          <table:table-cell table:formula="of:=&quot;gen(&quot;&quot;&quot;&amp;[Calc.A4]&amp;&quot;&quot;&quot;, &quot;&quot;&quot;&amp;[Calc.A4]&amp;&quot; 2°&quot;&quot;, &quot;&quot;&quot;&amp;[Calc.G4]&amp;&quot;&quot;&quot;, &quot;&amp;[Calc.F4]&amp;&quot;, &quot;&amp;[Calc.B4]&amp;&quot;, &quot;&amp;[Calc.C4]&amp;&quot;);&quot;" office:value-type="string" office:string-value="gen(&quot;B&quot;, &quot;B 2°&quot;, &quot;{obsolete} Direct sunlight at noon&quot;, 4874, 0.34842, 0.35161);">
            <text:p>gen("B", "B 2°", "{obsolete} Direct sunlight at noon", 4874, 0.34842, 0.35161);</text:p>
          </table:table-cell>
          <table:table-cell table:number-columns-repeated="6"/>
        </table:table-row>
        <table:table-row table:style-name="ro1">
          <table:table-cell table:formula="of:=&quot;gen(&quot;&quot;&quot;&amp;[Calc.A5]&amp;&quot;&quot;&quot;, &quot;&quot;&quot;&amp;[Calc.A5]&amp;&quot; 2°&quot;&quot;, &quot;&quot;&quot;&amp;[Calc.G5]&amp;&quot;&quot;&quot;, &quot;&amp;[Calc.F5]&amp;&quot;, &quot;&amp;[Calc.B5]&amp;&quot;, &quot;&amp;[Calc.C5]&amp;&quot;);&quot;" office:value-type="string" office:string-value="gen(&quot;C&quot;, &quot;C 2°&quot;, &quot;{obsolete} Average / North sky Daylight&quot;, 6774, 0.31006, 0.31616);">
            <text:p>gen("C", "C 2°", "{obsolete} Average / North sky Daylight", 6774, 0.31006, 0.31616);</text:p>
          </table:table-cell>
          <table:table-cell table:number-columns-repeated="6"/>
        </table:table-row>
        <table:table-row table:style-name="ro1">
          <table:table-cell table:formula="of:=&quot;genByTemp(&quot;&quot;&quot;&amp;[Calc.A6]&amp;&quot;&quot;&quot;, &quot;&quot;&quot;&amp;[Calc.A6]&amp;&quot; 2°&quot;&quot;, &quot;&quot;&quot;&amp;[Calc.G6]&amp;&quot;&quot;&quot;, &quot;&amp;[Calc.F6]&amp;&quot;);&quot;" office:value-type="string" office:string-value="genByTemp(&quot;D50&quot;, &quot;D50 2°&quot;, &quot;Horizon Light. ICC profile PCS&quot;, 5003);">
            <text:p>genByTemp("D50", "D50 2°", "Horizon Light. ICC profile PCS", 5003);</text:p>
          </table:table-cell>
          <table:table-cell table:number-columns-repeated="6"/>
        </table:table-row>
        <table:table-row table:style-name="ro1">
          <table:table-cell table:formula="of:=&quot;genByTemp(&quot;&quot;&quot;&amp;[Calc.A7]&amp;&quot;&quot;&quot;, &quot;&quot;&quot;&amp;[Calc.A7]&amp;&quot; 2°&quot;&quot;, &quot;&quot;&quot;&amp;[Calc.G7]&amp;&quot;&quot;&quot;, &quot;&amp;[Calc.F7]&amp;&quot;);&quot;" office:value-type="string" office:string-value="genByTemp(&quot;D55&quot;, &quot;D55 2°&quot;, &quot;Mid-morning / Mid-afternoon Daylight&quot;, 5503);">
            <text:p>genByTemp("D55", "D55 2°", "Mid-morning / Mid-afternoon Daylight", 5503);</text:p>
          </table:table-cell>
          <table:table-cell table:number-columns-repeated="6"/>
        </table:table-row>
        <table:table-row table:style-name="ro1">
          <table:table-cell table:formula="of:=&quot;genByTemp(&quot;&quot;&quot;&amp;[Calc.A8]&amp;&quot;&quot;&quot;, &quot;&quot;&quot;&amp;[Calc.A8]&amp;&quot; 2°&quot;&quot;, &quot;&quot;&quot;&amp;[Calc.G8]&amp;&quot;&quot;&quot;, &quot;&amp;[Calc.F8]&amp;&quot;);&quot;" office:value-type="string" office:string-value="genByTemp(&quot;D65&quot;, &quot;D65 2°&quot;, &quot;Noon Daylight: Television, sRGB color space&quot;, 6504);">
            <text:p>genByTemp("D65", "D65 2°", "Noon Daylight: Television, sRGB color space", 6504);</text:p>
          </table:table-cell>
          <table:table-cell table:number-columns-repeated="6"/>
        </table:table-row>
        <table:table-row table:style-name="ro1">
          <table:table-cell table:formula="of:=&quot;genByTemp(&quot;&quot;&quot;&amp;[Calc.A9]&amp;&quot;&quot;&quot;, &quot;&quot;&quot;&amp;[Calc.A9]&amp;&quot; 2°&quot;&quot;, &quot;&quot;&quot;&amp;[Calc.G9]&amp;&quot;&quot;&quot;, &quot;&amp;[Calc.F9]&amp;&quot;);&quot;" office:value-type="string" office:string-value="genByTemp(&quot;D75&quot;, &quot;D75 2°&quot;, &quot;North sky Daylight&quot;, 7504);">
            <text:p>genByTemp("D75", "D75 2°", "North sky Daylight", 7504);</text:p>
          </table:table-cell>
          <table:table-cell table:number-columns-repeated="6"/>
        </table:table-row>
        <table:table-row table:style-name="ro1">
          <table:table-cell table:formula="of:=&quot;gen(&quot;&quot;&quot;&amp;[Calc.A10]&amp;&quot;&quot;&quot;, &quot;&quot;&quot;&amp;[Calc.A10]&amp;&quot; 2°&quot;&quot;, &quot;&quot;&quot;&amp;[Calc.G10]&amp;&quot;&quot;&quot;, &quot;&amp;[Calc.F10]&amp;&quot;, &quot;&amp;[Calc.B10]&amp;&quot;, &quot;&amp;[Calc.C10]&amp;&quot;);&quot;" office:value-type="string" office:string-value="gen(&quot;E&quot;, &quot;E 2°&quot;, &quot;Equal energy&quot;, 5454, 0.333333333333333, 0.333333333333333);">
            <text:p>gen("E", "E 2°", "Equal energy", 5454, 0.333333333333333, 0.333333333333333);</text:p>
          </table:table-cell>
          <table:table-cell table:number-columns-repeated="6"/>
        </table:table-row>
        <table:table-row table:style-name="ro1">
          <table:table-cell table:formula="of:=&quot;gen(&quot;&quot;&quot;&amp;[Calc.A11]&amp;&quot;&quot;&quot;, &quot;&quot;&quot;&amp;[Calc.A11]&amp;&quot; 2°&quot;&quot;, &quot;&quot;&quot;&amp;[Calc.G11]&amp;&quot;&quot;&quot;, &quot;&amp;[Calc.F11]&amp;&quot;, &quot;&amp;[Calc.B11]&amp;&quot;, &quot;&amp;[Calc.C11]&amp;&quot;);&quot;" office:value-type="string" office:string-value="gen(&quot;F1&quot;, &quot;F1 2°&quot;, &quot;Daylight Fluorescent&quot;, 6430, 0.3131, 0.33727);">
            <text:p>gen("F1", "F1 2°", "Daylight Fluorescent", 6430, 0.3131, 0.33727);</text:p>
          </table:table-cell>
          <table:table-cell table:number-columns-repeated="6"/>
        </table:table-row>
        <table:table-row table:style-name="ro1">
          <table:table-cell table:formula="of:=&quot;gen(&quot;&quot;&quot;&amp;[Calc.A12]&amp;&quot;&quot;&quot;, &quot;&quot;&quot;&amp;[Calc.A12]&amp;&quot; 2°&quot;&quot;, &quot;&quot;&quot;&amp;[Calc.G12]&amp;&quot;&quot;&quot;, &quot;&amp;[Calc.F12]&amp;&quot;, &quot;&amp;[Calc.B12]&amp;&quot;, &quot;&amp;[Calc.C12]&amp;&quot;);&quot;" office:value-type="string" office:string-value="gen(&quot;F2&quot;, &quot;F2 2°&quot;, &quot;Cool White Fluorescent&quot;, 4230, 0.37208, 0.37529);">
            <text:p>gen("F2", "F2 2°", "Cool White Fluorescent", 4230, 0.37208, 0.37529);</text:p>
          </table:table-cell>
          <table:table-cell table:number-columns-repeated="6"/>
        </table:table-row>
        <table:table-row table:style-name="ro1">
          <table:table-cell table:formula="of:=&quot;gen(&quot;&quot;&quot;&amp;[Calc.A13]&amp;&quot;&quot;&quot;, &quot;&quot;&quot;&amp;[Calc.A13]&amp;&quot; 2°&quot;&quot;, &quot;&quot;&quot;&amp;[Calc.G13]&amp;&quot;&quot;&quot;, &quot;&amp;[Calc.F13]&amp;&quot;, &quot;&amp;[Calc.B13]&amp;&quot;, &quot;&amp;[Calc.C13]&amp;&quot;);&quot;" office:value-type="string" office:string-value="gen(&quot;F3&quot;, &quot;F3 2°&quot;, &quot;White Fluorescent&quot;, 3450, 0.4091, 0.3943);">
            <text:p>gen("F3", "F3 2°", "White Fluorescent", 3450, 0.4091, 0.3943);</text:p>
          </table:table-cell>
          <table:table-cell table:number-columns-repeated="6"/>
        </table:table-row>
        <table:table-row table:style-name="ro1">
          <table:table-cell table:formula="of:=&quot;gen(&quot;&quot;&quot;&amp;[Calc.A14]&amp;&quot;&quot;&quot;, &quot;&quot;&quot;&amp;[Calc.A14]&amp;&quot; 2°&quot;&quot;, &quot;&quot;&quot;&amp;[Calc.G14]&amp;&quot;&quot;&quot;, &quot;&amp;[Calc.F14]&amp;&quot;, &quot;&amp;[Calc.B14]&amp;&quot;, &quot;&amp;[Calc.C14]&amp;&quot;);&quot;" office:value-type="string" office:string-value="gen(&quot;F4&quot;, &quot;F4 2°&quot;, &quot;Warm White Fluorescent&quot;, 2940, 0.44018, 0.40329);">
            <text:p>gen("F4", "F4 2°", "Warm White Fluorescent", 2940, 0.44018, 0.40329);</text:p>
          </table:table-cell>
          <table:table-cell table:number-columns-repeated="6"/>
        </table:table-row>
        <table:table-row table:style-name="ro1">
          <table:table-cell table:formula="of:=&quot;gen(&quot;&quot;&quot;&amp;[Calc.A15]&amp;&quot;&quot;&quot;, &quot;&quot;&quot;&amp;[Calc.A15]&amp;&quot; 2°&quot;&quot;, &quot;&quot;&quot;&amp;[Calc.G15]&amp;&quot;&quot;&quot;, &quot;&amp;[Calc.F15]&amp;&quot;, &quot;&amp;[Calc.B15]&amp;&quot;, &quot;&amp;[Calc.C15]&amp;&quot;);&quot;" office:value-type="string" office:string-value="gen(&quot;F5&quot;, &quot;F5 2°&quot;, &quot;Daylight Fluorescent&quot;, 6350, 0.31379, 0.34531);">
            <text:p>gen("F5", "F5 2°", "Daylight Fluorescent", 6350, 0.31379, 0.34531);</text:p>
          </table:table-cell>
          <table:table-cell table:number-columns-repeated="6"/>
        </table:table-row>
        <table:table-row table:style-name="ro1">
          <table:table-cell table:formula="of:=&quot;gen(&quot;&quot;&quot;&amp;[Calc.A16]&amp;&quot;&quot;&quot;, &quot;&quot;&quot;&amp;[Calc.A16]&amp;&quot; 2°&quot;&quot;, &quot;&quot;&quot;&amp;[Calc.G16]&amp;&quot;&quot;&quot;, &quot;&amp;[Calc.F16]&amp;&quot;, &quot;&amp;[Calc.B16]&amp;&quot;, &quot;&amp;[Calc.C16]&amp;&quot;);&quot;" office:value-type="string" office:string-value="gen(&quot;F6&quot;, &quot;F6 2°&quot;, &quot;Lite White Fluorescent&quot;, 4150, 0.3779, 0.38835);">
            <text:p>gen("F6", "F6 2°", "Lite White Fluorescent", 4150, 0.3779, 0.38835);</text:p>
          </table:table-cell>
          <table:table-cell table:number-columns-repeated="6"/>
        </table:table-row>
        <table:table-row table:style-name="ro1">
          <table:table-cell table:formula="of:=&quot;gen(&quot;&quot;&quot;&amp;[Calc.A17]&amp;&quot;&quot;&quot;, &quot;&quot;&quot;&amp;[Calc.A17]&amp;&quot; 2°&quot;&quot;, &quot;&quot;&quot;&amp;[Calc.G17]&amp;&quot;&quot;&quot;, &quot;&amp;[Calc.F17]&amp;&quot;, &quot;&amp;[Calc.B17]&amp;&quot;, &quot;&amp;[Calc.C17]&amp;&quot;);&quot;" office:value-type="string" office:string-value="gen(&quot;F7&quot;, &quot;F7 2°&quot;, &quot;D65 simulator, Daylight simulator&quot;, 6500, 0.31292, 0.32933);">
            <text:p>gen("F7", "F7 2°", "D65 simulator, Daylight simulator", 6500, 0.31292, 0.32933);</text:p>
          </table:table-cell>
          <table:table-cell table:number-columns-repeated="6"/>
        </table:table-row>
        <table:table-row table:style-name="ro1">
          <table:table-cell table:formula="of:=&quot;gen(&quot;&quot;&quot;&amp;[Calc.A18]&amp;&quot;&quot;&quot;, &quot;&quot;&quot;&amp;[Calc.A18]&amp;&quot; 2°&quot;&quot;, &quot;&quot;&quot;&amp;[Calc.G18]&amp;&quot;&quot;&quot;, &quot;&amp;[Calc.F18]&amp;&quot;, &quot;&amp;[Calc.B18]&amp;&quot;, &quot;&amp;[Calc.C18]&amp;&quot;);&quot;" office:value-type="string" office:string-value="gen(&quot;F8&quot;, &quot;F8 2°&quot;, &quot;D50 simulator, Sylvania F40 Design 50&quot;, 5000, 0.34588, 0.35875);">
            <text:p>gen("F8", "F8 2°", "D50 simulator, Sylvania F40 Design 50", 5000, 0.34588, 0.35875);</text:p>
          </table:table-cell>
          <table:table-cell table:number-columns-repeated="6"/>
        </table:table-row>
        <table:table-row table:style-name="ro1">
          <table:table-cell table:formula="of:=&quot;gen(&quot;&quot;&quot;&amp;[Calc.A19]&amp;&quot;&quot;&quot;, &quot;&quot;&quot;&amp;[Calc.A19]&amp;&quot; 2°&quot;&quot;, &quot;&quot;&quot;&amp;[Calc.G19]&amp;&quot;&quot;&quot;, &quot;&amp;[Calc.F19]&amp;&quot;, &quot;&amp;[Calc.B19]&amp;&quot;, &quot;&amp;[Calc.C19]&amp;&quot;);&quot;" office:value-type="string" office:string-value="gen(&quot;F9&quot;, &quot;F9 2°&quot;, &quot;Cool White Deluxe Fluorescent&quot;, 4150, 0.37417, 0.37281);">
            <text:p>gen("F9", "F9 2°", "Cool White Deluxe Fluorescent", 4150, 0.37417, 0.37281);</text:p>
          </table:table-cell>
          <table:table-cell table:number-columns-repeated="6"/>
        </table:table-row>
        <table:table-row table:style-name="ro1">
          <table:table-cell table:formula="of:=&quot;gen(&quot;&quot;&quot;&amp;[Calc.A20]&amp;&quot;&quot;&quot;, &quot;&quot;&quot;&amp;[Calc.A20]&amp;&quot; 2°&quot;&quot;, &quot;&quot;&quot;&amp;[Calc.G20]&amp;&quot;&quot;&quot;, &quot;&amp;[Calc.F20]&amp;&quot;, &quot;&amp;[Calc.B20]&amp;&quot;, &quot;&amp;[Calc.C20]&amp;&quot;);&quot;" office:value-type="string" office:string-value="gen(&quot;F10&quot;, &quot;F10 2°&quot;, &quot;Philips TL85, Ultralume 50&quot;, 5000, 0.34609, 0.35986);">
            <text:p>gen("F10", "F10 2°", "Philips TL85, Ultralume 50", 5000, 0.34609, 0.35986);</text:p>
          </table:table-cell>
          <table:table-cell table:number-columns-repeated="6"/>
        </table:table-row>
        <table:table-row table:style-name="ro1">
          <table:table-cell table:formula="of:=&quot;gen(&quot;&quot;&quot;&amp;[Calc.A21]&amp;&quot;&quot;&quot;, &quot;&quot;&quot;&amp;[Calc.A21]&amp;&quot; 2°&quot;&quot;, &quot;&quot;&quot;&amp;[Calc.G21]&amp;&quot;&quot;&quot;, &quot;&amp;[Calc.F21]&amp;&quot;, &quot;&amp;[Calc.B21]&amp;&quot;, &quot;&amp;[Calc.C21]&amp;&quot;);&quot;" office:value-type="string" office:string-value="gen(&quot;F11&quot;, &quot;F11 2°&quot;, &quot;Philips TL84, Ultralume 40&quot;, 4000, 0.38052, 0.37713);">
            <text:p>gen("F11", "F11 2°", "Philips TL84, Ultralume 40", 4000, 0.38052, 0.37713);</text:p>
          </table:table-cell>
          <table:table-cell table:number-columns-repeated="6"/>
        </table:table-row>
        <table:table-row table:style-name="ro1">
          <table:table-cell table:formula="of:=&quot;gen(&quot;&quot;&quot;&amp;[Calc.A22]&amp;&quot;&quot;&quot;, &quot;&quot;&quot;&amp;[Calc.A22]&amp;&quot; 2°&quot;&quot;, &quot;&quot;&quot;&amp;[Calc.G22]&amp;&quot;&quot;&quot;, &quot;&amp;[Calc.F22]&amp;&quot;, &quot;&amp;[Calc.B22]&amp;&quot;, &quot;&amp;[Calc.C22]&amp;&quot;);&quot;" office:value-type="string" office:string-value="gen(&quot;F12&quot;, &quot;F12 2°&quot;, &quot;Philips TL83, Ultralume 30&quot;, 3000, 0.43695, 0.40441);">
            <text:p>gen("F12", "F12 2°", "Philips TL83, Ultralume 30", 3000, 0.43695, 0.40441);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2" table:number-rows-repeated="15">
          <table:table-cell table:number-columns-repeated="7"/>
        </table:table-row>
        <table:table-row table:style-name="ro1">
          <table:table-cell table:style-name="ce2" table:formula="of:=&quot;gen(&quot;&quot;&quot;&amp;[Calc.A3]&amp;&quot;&quot;&quot;, &quot;&quot;&quot;&amp;[Calc.A3]&amp;&quot; 10°&quot;&quot;, &quot;&quot;&quot;&amp;[Calc.G3]&amp;&quot;&quot;&quot;, &quot;&amp;[Calc.F3]&amp;&quot;, &quot;&amp;[Calc.D3]&amp;&quot;, &quot;&amp;[Calc.E3]&amp;&quot;);&quot;" office:value-type="string" office:string-value="gen(&quot;A&quot;, &quot;A 10°&quot;, &quot;Incandescent / Tungsten&quot;, 2856, 0.45117, 0.40594);">
            <text:p>gen("A", "A 10°", "Incandescent / Tungsten", 2856, 0.45117, 0.40594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4]&amp;&quot;&quot;&quot;, &quot;&quot;&quot;&amp;[Calc.A4]&amp;&quot; 10°&quot;&quot;, &quot;&quot;&quot;&amp;[Calc.G4]&amp;&quot;&quot;&quot;, &quot;&amp;[Calc.F4]&amp;&quot;, &quot;&amp;[Calc.D4]&amp;&quot;, &quot;&amp;[Calc.E4]&amp;&quot;);&quot;" office:value-type="string" office:string-value="gen(&quot;B&quot;, &quot;B 10°&quot;, &quot;{obsolete} Direct sunlight at noon&quot;, 4874, 0.3498, 0.3527);">
            <text:p>gen("B", "B 10°", "{obsolete} Direct sunlight at noon", 4874, 0.3498, 0.3527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5]&amp;&quot;&quot;&quot;, &quot;&quot;&quot;&amp;[Calc.A5]&amp;&quot; 10°&quot;&quot;, &quot;&quot;&quot;&amp;[Calc.G5]&amp;&quot;&quot;&quot;, &quot;&amp;[Calc.F5]&amp;&quot;, &quot;&amp;[Calc.D5]&amp;&quot;, &quot;&amp;[Calc.E5]&amp;&quot;);&quot;" office:value-type="string" office:string-value="gen(&quot;C&quot;, &quot;C 10°&quot;, &quot;{obsolete} Average / North sky Daylight&quot;, 6774, 0.31039, 0.31905);">
            <text:p>gen("C", "C 10°", "{obsolete} Average / North sky Daylight", 6774, 0.31039, 0.31905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6]&amp;&quot;&quot;&quot;, &quot;&quot;&quot;&amp;[Calc.A6]&amp;&quot; 10°&quot;&quot;, &quot;&quot;&quot;&amp;[Calc.G6]&amp;&quot;&quot;&quot;, &quot;&amp;[Calc.F6]&amp;&quot;, &quot;&amp;[Calc.D6]&amp;&quot;, &quot;&amp;[Calc.E6]&amp;&quot;);&quot;" office:value-type="string" office:string-value="gen(&quot;D50&quot;, &quot;D50 10°&quot;, &quot;Horizon Light. ICC profile PCS&quot;, 5003, 0.34773, 0.35952);">
            <text:p>gen("D50", "D50 10°", "Horizon Light. ICC profile PCS", 5003, 0.34773, 0.35952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7]&amp;&quot;&quot;&quot;, &quot;&quot;&quot;&amp;[Calc.A7]&amp;&quot; 10°&quot;&quot;, &quot;&quot;&quot;&amp;[Calc.G7]&amp;&quot;&quot;&quot;, &quot;&amp;[Calc.F7]&amp;&quot;, &quot;&amp;[Calc.D7]&amp;&quot;, &quot;&amp;[Calc.E7]&amp;&quot;);&quot;" office:value-type="string" office:string-value="gen(&quot;D55&quot;, &quot;D55 10°&quot;, &quot;Mid-morning / Mid-afternoon Daylight&quot;, 5503, 0.33411, 0.34877);">
            <text:p>gen("D55", "D55 10°", "Mid-morning / Mid-afternoon Daylight", 5503, 0.33411, 0.34877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8]&amp;&quot;&quot;&quot;, &quot;&quot;&quot;&amp;[Calc.A8]&amp;&quot; 10°&quot;&quot;, &quot;&quot;&quot;&amp;[Calc.G8]&amp;&quot;&quot;&quot;, &quot;&amp;[Calc.F8]&amp;&quot;, &quot;&amp;[Calc.D8]&amp;&quot;, &quot;&amp;[Calc.E8]&amp;&quot;);&quot;" office:value-type="string" office:string-value="gen(&quot;D65&quot;, &quot;D65 10°&quot;, &quot;Noon Daylight: Television, sRGB color space&quot;, 6504, 0.31382, 0.331);">
            <text:p>gen("D65", "D65 10°", "Noon Daylight: Television, sRGB color space", 6504, 0.31382, 0.331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9]&amp;&quot;&quot;&quot;, &quot;&quot;&quot;&amp;[Calc.A9]&amp;&quot; 10°&quot;&quot;, &quot;&quot;&quot;&amp;[Calc.G9]&amp;&quot;&quot;&quot;, &quot;&amp;[Calc.F9]&amp;&quot;, &quot;&amp;[Calc.D9]&amp;&quot;, &quot;&amp;[Calc.E9]&amp;&quot;);&quot;" office:value-type="string" office:string-value="gen(&quot;D75&quot;, &quot;D75 10°&quot;, &quot;North sky Daylight&quot;, 7504, 0.29968, 0.3174);">
            <text:p>gen("D75", "D75 10°", "North sky Daylight", 7504, 0.29968, 0.3174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0]&amp;&quot;&quot;&quot;, &quot;&quot;&quot;&amp;[Calc.A10]&amp;&quot; 10°&quot;&quot;, &quot;&quot;&quot;&amp;[Calc.G10]&amp;&quot;&quot;&quot;, &quot;&amp;[Calc.F10]&amp;&quot;, &quot;&amp;[Calc.D10]&amp;&quot;, &quot;&amp;[Calc.E10]&amp;&quot;);&quot;" office:value-type="string" office:string-value="gen(&quot;E&quot;, &quot;E 10°&quot;, &quot;Equal energy&quot;, 5454, 0.333333333333333, 0.333333333333333);">
            <text:p>gen("E", "E 10°", "Equal energy", 5454, 0.333333333333333, 0.333333333333333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1]&amp;&quot;&quot;&quot;, &quot;&quot;&quot;&amp;[Calc.A11]&amp;&quot; 10°&quot;&quot;, &quot;&quot;&quot;&amp;[Calc.G11]&amp;&quot;&quot;&quot;, &quot;&amp;[Calc.F11]&amp;&quot;, &quot;&amp;[Calc.D11]&amp;&quot;, &quot;&amp;[Calc.E11]&amp;&quot;);&quot;" office:value-type="string" office:string-value="gen(&quot;F1&quot;, &quot;F1 10°&quot;, &quot;Daylight Fluorescent&quot;, 6430, 0.31811, 0.33559);">
            <text:p>gen("F1", "F1 10°", "Daylight Fluorescent", 6430, 0.31811, 0.33559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2]&amp;&quot;&quot;&quot;, &quot;&quot;&quot;&amp;[Calc.A12]&amp;&quot; 10°&quot;&quot;, &quot;&quot;&quot;&amp;[Calc.G12]&amp;&quot;&quot;&quot;, &quot;&amp;[Calc.F12]&amp;&quot;, &quot;&amp;[Calc.D12]&amp;&quot;, &quot;&amp;[Calc.E12]&amp;&quot;);&quot;" office:value-type="string" office:string-value="gen(&quot;F2&quot;, &quot;F2 10°&quot;, &quot;Cool White Fluorescent&quot;, 4230, 0.37925, 0.36733);">
            <text:p>gen("F2", "F2 10°", "Cool White Fluorescent", 4230, 0.37925, 0.36733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3]&amp;&quot;&quot;&quot;, &quot;&quot;&quot;&amp;[Calc.A13]&amp;&quot; 10°&quot;&quot;, &quot;&quot;&quot;&amp;[Calc.G13]&amp;&quot;&quot;&quot;, &quot;&amp;[Calc.F13]&amp;&quot;, &quot;&amp;[Calc.D13]&amp;&quot;, &quot;&amp;[Calc.E13]&amp;&quot;);&quot;" office:value-type="string" office:string-value="gen(&quot;F3&quot;, &quot;F3 10°&quot;, &quot;White Fluorescent&quot;, 3450, 0.41761, 0.38324);">
            <text:p>gen("F3", "F3 10°", "White Fluorescent", 3450, 0.41761, 0.38324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4]&amp;&quot;&quot;&quot;, &quot;&quot;&quot;&amp;[Calc.A14]&amp;&quot; 10°&quot;&quot;, &quot;&quot;&quot;&amp;[Calc.G14]&amp;&quot;&quot;&quot;, &quot;&amp;[Calc.F14]&amp;&quot;, &quot;&amp;[Calc.D14]&amp;&quot;, &quot;&amp;[Calc.E14]&amp;&quot;);&quot;" office:value-type="string" office:string-value="gen(&quot;F4&quot;, &quot;F4 10°&quot;, &quot;Warm White Fluorescent&quot;, 2940, 0.4492, 0.39074);">
            <text:p>gen("F4", "F4 10°", "Warm White Fluorescent", 2940, 0.4492, 0.39074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5]&amp;&quot;&quot;&quot;, &quot;&quot;&quot;&amp;[Calc.A15]&amp;&quot; 10°&quot;&quot;, &quot;&quot;&quot;&amp;[Calc.G15]&amp;&quot;&quot;&quot;, &quot;&amp;[Calc.F15]&amp;&quot;, &quot;&amp;[Calc.D15]&amp;&quot;, &quot;&amp;[Calc.E15]&amp;&quot;);&quot;" office:value-type="string" office:string-value="gen(&quot;F5&quot;, &quot;F5 10°&quot;, &quot;Daylight Fluorescent&quot;, 6350, 0.31975, 0.34246);">
            <text:p>gen("F5", "F5 10°", "Daylight Fluorescent", 6350, 0.31975, 0.34246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6]&amp;&quot;&quot;&quot;, &quot;&quot;&quot;&amp;[Calc.A16]&amp;&quot; 10°&quot;&quot;, &quot;&quot;&quot;&amp;[Calc.G16]&amp;&quot;&quot;&quot;, &quot;&amp;[Calc.F16]&amp;&quot;, &quot;&amp;[Calc.D16]&amp;&quot;, &quot;&amp;[Calc.E16]&amp;&quot;);&quot;" office:value-type="string" office:string-value="gen(&quot;F6&quot;, &quot;F6 10°&quot;, &quot;Lite White Fluorescent&quot;, 4150, 0.3866, 0.37847);">
            <text:p>gen("F6", "F6 10°", "Lite White Fluorescent", 4150, 0.3866, 0.37847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7]&amp;&quot;&quot;&quot;, &quot;&quot;&quot;&amp;[Calc.A17]&amp;&quot; 10°&quot;&quot;, &quot;&quot;&quot;&amp;[Calc.G17]&amp;&quot;&quot;&quot;, &quot;&amp;[Calc.F17]&amp;&quot;, &quot;&amp;[Calc.D17]&amp;&quot;, &quot;&amp;[Calc.E17]&amp;&quot;);&quot;" office:value-type="string" office:string-value="gen(&quot;F7&quot;, &quot;F7 10°&quot;, &quot;D65 simulator, Daylight simulator&quot;, 6500, 0.31569, 0.3296);">
            <text:p>gen("F7", "F7 10°", "D65 simulator, Daylight simulator", 6500, 0.31569, 0.3296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8]&amp;&quot;&quot;&quot;, &quot;&quot;&quot;&amp;[Calc.A18]&amp;&quot; 10°&quot;&quot;, &quot;&quot;&quot;&amp;[Calc.G18]&amp;&quot;&quot;&quot;, &quot;&amp;[Calc.F18]&amp;&quot;, &quot;&amp;[Calc.D18]&amp;&quot;, &quot;&amp;[Calc.E18]&amp;&quot;);&quot;" office:value-type="string" office:string-value="gen(&quot;F8&quot;, &quot;F8 10°&quot;, &quot;D50 simulator, Sylvania F40 Design 50&quot;, 5000, 0.34902, 0.35939);">
            <text:p>gen("F8", "F8 10°", "D50 simulator, Sylvania F40 Design 50", 5000, 0.34902, 0.35939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19]&amp;&quot;&quot;&quot;, &quot;&quot;&quot;&amp;[Calc.A19]&amp;&quot; 10°&quot;&quot;, &quot;&quot;&quot;&amp;[Calc.G19]&amp;&quot;&quot;&quot;, &quot;&amp;[Calc.F19]&amp;&quot;, &quot;&amp;[Calc.D19]&amp;&quot;, &quot;&amp;[Calc.E19]&amp;&quot;);&quot;" office:value-type="string" office:string-value="gen(&quot;F9&quot;, &quot;F9 10°&quot;, &quot;Cool White Deluxe Fluorescent&quot;, 4150, 0.37829, 0.37045);">
            <text:p>gen("F9", "F9 10°", "Cool White Deluxe Fluorescent", 4150, 0.37829, 0.37045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20]&amp;&quot;&quot;&quot;, &quot;&quot;&quot;&amp;[Calc.A20]&amp;&quot; 10°&quot;&quot;, &quot;&quot;&quot;&amp;[Calc.G20]&amp;&quot;&quot;&quot;, &quot;&amp;[Calc.F20]&amp;&quot;, &quot;&amp;[Calc.D20]&amp;&quot;, &quot;&amp;[Calc.E20]&amp;&quot;);&quot;" office:value-type="string" office:string-value="gen(&quot;F10&quot;, &quot;F10 10°&quot;, &quot;Philips TL85, Ultralume 50&quot;, 5000, 0.3509, 0.35444);">
            <text:p>gen("F10", "F10 10°", "Philips TL85, Ultralume 50", 5000, 0.3509, 0.35444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21]&amp;&quot;&quot;&quot;, &quot;&quot;&quot;&amp;[Calc.A21]&amp;&quot; 10°&quot;&quot;, &quot;&quot;&quot;&amp;[Calc.G21]&amp;&quot;&quot;&quot;, &quot;&amp;[Calc.F21]&amp;&quot;, &quot;&amp;[Calc.D21]&amp;&quot;, &quot;&amp;[Calc.E21]&amp;&quot;);&quot;" office:value-type="string" office:string-value="gen(&quot;F11&quot;, &quot;F11 10°&quot;, &quot;Philips TL84, Ultralume 40&quot;, 4000, 0.38541, 0.37123);">
            <text:p>gen("F11", "F11 10°", "Philips TL84, Ultralume 40", 4000, 0.38541, 0.37123);</text:p>
          </table:table-cell>
          <table:table-cell table:number-columns-repeated="6"/>
        </table:table-row>
        <table:table-row table:style-name="ro1">
          <table:table-cell table:style-name="ce2" table:formula="of:=&quot;gen(&quot;&quot;&quot;&amp;[Calc.A22]&amp;&quot;&quot;&quot;, &quot;&quot;&quot;&amp;[Calc.A22]&amp;&quot; 10°&quot;&quot;, &quot;&quot;&quot;&amp;[Calc.G22]&amp;&quot;&quot;&quot;, &quot;&amp;[Calc.F22]&amp;&quot;, &quot;&amp;[Calc.D22]&amp;&quot;, &quot;&amp;[Calc.E22]&amp;&quot;);&quot;" office:value-type="string" office:string-value="gen(&quot;F12&quot;, &quot;F12 10°&quot;, &quot;Philips TL83, Ultralume 30&quot;, 3000, 0.44256, 0.39717);">
            <text:p>gen("F12", "F12 10°", "Philips TL83, Ultralume 30", 3000, 0.44256, 0.39717);</text:p>
          </table:table-cell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8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8" number:min-integer-digits="1"/>
    </number:number-style>
    <style:style style:name="Default" style:family="table-cell">
      <style:text-properties style:font-name-asian="AR PL UMing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00/00/0000</text:date>, <text:time style:data-style-name="N2" text:time-value="0000-00-00T20:49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0:02:36</meta:creation-date>
    <dc:date>2013-01-13T22:12:39</dc:date>
    <meta:editing-duration>PT1H23M11S</meta:editing-duration>
    <meta:editing-cycles>6</meta:editing-cycles>
    <meta:generator>LibreOffice/3.6$Linux_X86_64 LibreOffice_project/360m1$Build-3</meta:generator>
    <meta:document-statistic meta:table-count="4" meta:cell-count="571" meta:object-count="0"/>
  </office:meta>
</office:document-meta>
</file>